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fo:border="0.74pt solid #000000"/>
    </style:style>
    <style:style style:name="ce2" style:family="table-cell" style:parent-style-name="Default">
      <style:table-cell-properties fo:background-color="#fff9ae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11.86mm" svg:y="7.37mm">
            <draw:object draw:notify-on-update-of-ranges="Sheet1.A1:Sheet1.A25 Sheet1.B1:Sheet1.B25 Sheet1.B28:Sheet1.B52 Sheet1.A1:Sheet1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400000" calcext:value-type="float">
            <text:p>400000</text:p>
          </table:table-cell>
          <table:table-cell table:formula="of:=([.C1]+[.D1]+[.E1]+[.F1]+[.G1]+[.H1]+[.I1]+[.J1]+[.K1]+[.L1])/10" office:value-type="float" office:value="0.0279277" calcext:value-type="float">
            <text:p>0.0279277</text:p>
          </table:table-cell>
          <table:table-cell office:value-type="float" office:value="0.037979" calcext:value-type="float">
            <text:p>0.037979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026196" calcext:value-type="float">
            <text:p>0.026196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6126" calcext:value-type="float">
            <text:p>0.026126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28966" calcext:value-type="float">
            <text:p>0.028966</text:p>
          </table:table-cell>
          <table:table-cell office:value-type="float" office:value="0.027256" calcext:value-type="float">
            <text:p>0.027256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([.C2]+[.D2]+[.E2]+[.F2]+[.G2]+[.H2]+[.I2]+[.J2]+[.K2]+[.L2])/10" office:value-type="float" office:value="0.0567158" calcext:value-type="float">
            <text:p>0.0567158</text:p>
          </table:table-cell>
          <table:table-cell office:value-type="float" office:value="0.057427" calcext:value-type="float">
            <text:p>0.057427</text:p>
          </table:table-cell>
          <table:table-cell office:value-type="float" office:value="0.055798" calcext:value-type="float">
            <text:p>0.055798</text:p>
          </table:table-cell>
          <table:table-cell office:value-type="float" office:value="0.055555" calcext:value-type="float">
            <text:p>0.055555</text:p>
          </table:table-cell>
          <table:table-cell office:value-type="float" office:value="0.057626" calcext:value-type="float">
            <text:p>0.057626</text:p>
          </table:table-cell>
          <table:table-cell office:value-type="float" office:value="0.059184" calcext:value-type="float">
            <text:p>0.059184</text:p>
          </table:table-cell>
          <table:table-cell office:value-type="float" office:value="0.059419" calcext:value-type="float">
            <text:p>0.059419</text:p>
          </table:table-cell>
          <table:table-cell office:value-type="float" office:value="0.055627" calcext:value-type="float">
            <text:p>0.055627</text:p>
          </table:table-cell>
          <table:table-cell office:value-type="float" office:value="0.055755" calcext:value-type="float">
            <text:p>0.055755</text:p>
          </table:table-cell>
          <table:table-cell office:value-type="float" office:value="0.055613" calcext:value-type="float">
            <text:p>0.055613</text:p>
          </table:table-cell>
          <table:table-cell office:value-type="float" office:value="0.055154" calcext:value-type="float">
            <text:p>0.055154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([.C3]+[.D3]+[.E3]+[.F3]+[.G3]+[.H3]+[.I3]+[.J3]+[.K3]+[.L3])/10" office:value-type="float" office:value="0.0863764" calcext:value-type="float">
            <text:p>0.0863764</text:p>
          </table:table-cell>
          <table:table-cell office:value-type="float" office:value="0.08894" calcext:value-type="float">
            <text:p>0.08894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0.08718" calcext:value-type="float">
            <text:p>0.08718</text:p>
          </table:table-cell>
          <table:table-cell office:value-type="float" office:value="0.086305" calcext:value-type="float">
            <text:p>0.086305</text:p>
          </table:table-cell>
          <table:table-cell office:value-type="float" office:value="0.085804" calcext:value-type="float">
            <text:p>0.085804</text:p>
          </table:table-cell>
          <table:table-cell office:value-type="float" office:value="0.085858" calcext:value-type="float">
            <text:p>0.085858</text:p>
          </table:table-cell>
          <table:table-cell office:value-type="float" office:value="0.085676" calcext:value-type="float">
            <text:p>0.085676</text:p>
          </table:table-cell>
          <table:table-cell office:value-type="float" office:value="0.08635" calcext:value-type="float">
            <text:p>0.08635</text:p>
          </table:table-cell>
          <table:table-cell office:value-type="float" office:value="0.085616" calcext:value-type="float">
            <text:p>0.085616</text:p>
          </table:table-cell>
          <table:table-cell office:value-type="float" office:value="0.086097" calcext:value-type="float">
            <text:p>0.086097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table:formula="of:=([.C4]+[.D4]+[.E4]+[.F4]+[.G4]+[.H4]+[.I4]+[.J4]+[.K4]+[.L4])/10" office:value-type="float" office:value="0.1169306" calcext:value-type="float">
            <text:p>0.1169306</text:p>
          </table:table-cell>
          <table:table-cell office:value-type="float" office:value="0.117968" calcext:value-type="float">
            <text:p>0.117968</text:p>
          </table:table-cell>
          <table:table-cell office:value-type="float" office:value="0.11558" calcext:value-type="float">
            <text:p>0.11558</text:p>
          </table:table-cell>
          <table:table-cell office:value-type="float" office:value="0.117739" calcext:value-type="float">
            <text:p>0.117739</text:p>
          </table:table-cell>
          <table:table-cell office:value-type="float" office:value="0.116929" calcext:value-type="float">
            <text:p>0.116929</text:p>
          </table:table-cell>
          <table:table-cell office:value-type="float" office:value="0.117085" calcext:value-type="float">
            <text:p>0.117085</text:p>
          </table:table-cell>
          <table:table-cell office:value-type="float" office:value="0.117847" calcext:value-type="float">
            <text:p>0.117847</text:p>
          </table:table-cell>
          <table:table-cell office:value-type="float" office:value="0.115589" calcext:value-type="float">
            <text:p>0.115589</text:p>
          </table:table-cell>
          <table:table-cell office:value-type="float" office:value="0.11641" calcext:value-type="float">
            <text:p>0.11641</text:p>
          </table:table-cell>
          <table:table-cell office:value-type="float" office:value="0.116158" calcext:value-type="float">
            <text:p>0.116158</text:p>
          </table:table-cell>
          <table:table-cell office:value-type="float" office:value="0.118001" calcext:value-type="float">
            <text:p>0.1180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([.C5]+[.D5]+[.E5]+[.F5]+[.G5]+[.H5]+[.I5]+[.J5]+[.K5]+[.L5])/10" office:value-type="float" office:value="0.1482118" calcext:value-type="float">
            <text:p>0.1482118</text:p>
          </table:table-cell>
          <table:table-cell office:value-type="float" office:value="0.147444" calcext:value-type="float">
            <text:p>0.147444</text:p>
          </table:table-cell>
          <table:table-cell office:value-type="float" office:value="0.148486" calcext:value-type="float">
            <text:p>0.148486</text:p>
          </table:table-cell>
          <table:table-cell office:value-type="float" office:value="0.145032" calcext:value-type="float">
            <text:p>0.145032</text:p>
          </table:table-cell>
          <table:table-cell office:value-type="float" office:value="0.149436" calcext:value-type="float">
            <text:p>0.149436</text:p>
          </table:table-cell>
          <table:table-cell office:value-type="float" office:value="0.148116" calcext:value-type="float">
            <text:p>0.148116</text:p>
          </table:table-cell>
          <table:table-cell office:value-type="float" office:value="0.145981" calcext:value-type="float">
            <text:p>0.145981</text:p>
          </table:table-cell>
          <table:table-cell office:value-type="float" office:value="0.148972" calcext:value-type="float">
            <text:p>0.148972</text:p>
          </table:table-cell>
          <table:table-cell office:value-type="float" office:value="0.148837" calcext:value-type="float">
            <text:p>0.148837</text:p>
          </table:table-cell>
          <table:table-cell office:value-type="float" office:value="0.149836" calcext:value-type="float">
            <text:p>0.149836</text:p>
          </table:table-cell>
          <table:table-cell office:value-type="float" office:value="0.149978" calcext:value-type="float">
            <text:p>0.149978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([.C6]+[.D6]+[.E6]+[.F6]+[.G6]+[.H6]+[.I6]+[.J6]+[.K6]+[.L6])/10" office:value-type="float" office:value="0.1805992" calcext:value-type="float">
            <text:p>0.1805992</text:p>
          </table:table-cell>
          <table:table-cell office:value-type="float" office:value="0.18084" calcext:value-type="float">
            <text:p>0.18084</text:p>
          </table:table-cell>
          <table:table-cell office:value-type="float" office:value="0.179494" calcext:value-type="float">
            <text:p>0.179494</text:p>
          </table:table-cell>
          <table:table-cell office:value-type="float" office:value="0.179951" calcext:value-type="float">
            <text:p>0.179951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178772" calcext:value-type="float">
            <text:p>0.178772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81632" calcext:value-type="float">
            <text:p>0.181632</text:p>
          </table:table-cell>
          <table:table-cell office:value-type="float" office:value="0.181132" calcext:value-type="float">
            <text:p>0.181132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181773" calcext:value-type="float">
            <text:p>0.18177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([.C7]+[.D7]+[.E7]+[.F7]+[.G7]+[.H7]+[.I7]+[.J7]+[.K7]+[.L7])/10" office:value-type="float" office:value="0.2119585" calcext:value-type="float">
            <text:p>0.2119585</text:p>
          </table:table-cell>
          <table:table-cell office:value-type="float" office:value="0.211784" calcext:value-type="float">
            <text:p>0.211784</text:p>
          </table:table-cell>
          <table:table-cell office:value-type="float" office:value="0.207915" calcext:value-type="float">
            <text:p>0.207915</text:p>
          </table:table-cell>
          <table:table-cell office:value-type="float" office:value="0.211778" calcext:value-type="float">
            <text:p>0.211778</text:p>
          </table:table-cell>
          <table:table-cell office:value-type="float" office:value="0.215205" calcext:value-type="float">
            <text:p>0.215205</text:p>
          </table:table-cell>
          <table:table-cell office:value-type="float" office:value="0.214695" calcext:value-type="float">
            <text:p>0.214695</text:p>
          </table:table-cell>
          <table:table-cell office:value-type="float" office:value="0.211355" calcext:value-type="float">
            <text:p>0.211355</text:p>
          </table:table-cell>
          <table:table-cell office:value-type="float" office:value="0.212526" calcext:value-type="float">
            <text:p>0.212526</text:p>
          </table:table-cell>
          <table:table-cell office:value-type="float" office:value="0.210828" calcext:value-type="float">
            <text:p>0.210828</text:p>
          </table:table-cell>
          <table:table-cell office:value-type="float" office:value="0.213446" calcext:value-type="float">
            <text:p>0.213446</text:p>
          </table:table-cell>
          <table:table-cell office:value-type="float" office:value="0.210053" calcext:value-type="float">
            <text:p>0.210053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table:formula="of:=([.C8]+[.D8]+[.E8]+[.F8]+[.G8]+[.H8]+[.I8]+[.J8]+[.K8]+[.L8])/10" office:value-type="float" office:value="0.2449142" calcext:value-type="float">
            <text:p>0.2449142</text:p>
          </table:table-cell>
          <table:table-cell office:value-type="float" office:value="0.249171" calcext:value-type="float">
            <text:p>0.249171</text:p>
          </table:table-cell>
          <table:table-cell office:value-type="float" office:value="0.241139" calcext:value-type="float">
            <text:p>0.241139</text:p>
          </table:table-cell>
          <table:table-cell office:value-type="float" office:value="0.244087" calcext:value-type="float">
            <text:p>0.244087</text:p>
          </table:table-cell>
          <table:table-cell office:value-type="float" office:value="0.241748" calcext:value-type="float">
            <text:p>0.241748</text:p>
          </table:table-cell>
          <table:table-cell office:value-type="float" office:value="0.245249" calcext:value-type="float">
            <text:p>0.245249</text:p>
          </table:table-cell>
          <table:table-cell office:value-type="float" office:value="0.24757" calcext:value-type="float">
            <text:p>0.24757</text:p>
          </table:table-cell>
          <table:table-cell office:value-type="float" office:value="0.24833" calcext:value-type="float">
            <text:p>0.24833</text:p>
          </table:table-cell>
          <table:table-cell office:value-type="float" office:value="0.243179" calcext:value-type="float">
            <text:p>0.243179</text:p>
          </table:table-cell>
          <table:table-cell office:value-type="float" office:value="0.243895" calcext:value-type="float">
            <text:p>0.243895</text:p>
          </table:table-cell>
          <table:table-cell office:value-type="float" office:value="0.244774" calcext:value-type="float">
            <text:p>0.244774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table:formula="of:=([.C9]+[.D9]+[.E9]+[.F9]+[.G9]+[.H9]+[.I9]+[.J9]+[.K9]+[.L9])/10" office:value-type="float" office:value="0.2778591" calcext:value-type="float">
            <text:p>0.2778591</text:p>
          </table:table-cell>
          <table:table-cell office:value-type="float" office:value="0.281198" calcext:value-type="float">
            <text:p>0.281198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80397" calcext:value-type="float">
            <text:p>0.280397</text:p>
          </table:table-cell>
          <table:table-cell office:value-type="float" office:value="0.277672" calcext:value-type="float">
            <text:p>0.277672</text:p>
          </table:table-cell>
          <table:table-cell office:value-type="float" office:value="0.273611" calcext:value-type="float">
            <text:p>0.273611</text:p>
          </table:table-cell>
          <table:table-cell office:value-type="float" office:value="0.277559" calcext:value-type="float">
            <text:p>0.277559</text:p>
          </table:table-cell>
          <table:table-cell office:value-type="float" office:value="0.27826" calcext:value-type="float">
            <text:p>0.27826</text:p>
          </table:table-cell>
          <table:table-cell office:value-type="float" office:value="0.279441" calcext:value-type="float">
            <text:p>0.279441</text:p>
          </table:table-cell>
          <table:table-cell office:value-type="float" office:value="0.27881" calcext:value-type="float">
            <text:p>0.27881</text:p>
          </table:table-cell>
          <table:table-cell office:value-type="float" office:value="0.277743" calcext:value-type="float">
            <text:p>0.27774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([.C10]+[.D10]+[.E10]+[.F10]+[.G10]+[.H10]+[.I10]+[.J10]+[.K10]+[.L10])/10" office:value-type="float" office:value="0.3101874" calcext:value-type="float">
            <text:p>0.3101874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0.309055" calcext:value-type="float">
            <text:p>0.309055</text:p>
          </table:table-cell>
          <table:table-cell office:value-type="float" office:value="0.310888" calcext:value-type="float">
            <text:p>0.310888</text:p>
          </table:table-cell>
          <table:table-cell office:value-type="float" office:value="0.307849" calcext:value-type="float">
            <text:p>0.307849</text:p>
          </table:table-cell>
          <table:table-cell office:value-type="float" office:value="0.30904" calcext:value-type="float">
            <text:p>0.30904</text:p>
          </table:table-cell>
          <table:table-cell office:value-type="float" office:value="0.310514" calcext:value-type="float">
            <text:p>0.310514</text:p>
          </table:table-cell>
          <table:table-cell office:value-type="float" office:value="0.310247" calcext:value-type="float">
            <text:p>0.310247</text:p>
          </table:table-cell>
          <table:table-cell office:value-type="float" office:value="0.312293" calcext:value-type="float">
            <text:p>0.312293</text:p>
          </table:table-cell>
          <table:table-cell office:value-type="float" office:value="0.311998" calcext:value-type="float">
            <text:p>0.311998</text:p>
          </table:table-cell>
          <table:table-cell office:value-type="float" office:value="0.30716" calcext:value-type="float">
            <text:p>0.30716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table:formula="of:=([.C11]+[.D11]+[.E11]+[.F11]+[.G11]+[.H11]+[.I11]+[.J11]+[.K11]+[.L11])/10" office:value-type="float" office:value="0.3432249" calcext:value-type="float">
            <text:p>0.3432249</text:p>
          </table:table-cell>
          <table:table-cell office:value-type="float" office:value="0.347272" calcext:value-type="float">
            <text:p>0.347272</text:p>
          </table:table-cell>
          <table:table-cell office:value-type="float" office:value="0.342962" calcext:value-type="float">
            <text:p>0.342962</text:p>
          </table:table-cell>
          <table:table-cell office:value-type="float" office:value="0.342777" calcext:value-type="float">
            <text:p>0.342777</text:p>
          </table:table-cell>
          <table:table-cell office:value-type="float" office:value="0.342371" calcext:value-type="float">
            <text:p>0.342371</text:p>
          </table:table-cell>
          <table:table-cell office:value-type="float" office:value="0.345666" calcext:value-type="float">
            <text:p>0.345666</text:p>
          </table:table-cell>
          <table:table-cell office:value-type="float" office:value="0.343882" calcext:value-type="float">
            <text:p>0.343882</text:p>
          </table:table-cell>
          <table:table-cell office:value-type="float" office:value="0.341945" calcext:value-type="float">
            <text:p>0.341945</text:p>
          </table:table-cell>
          <table:table-cell office:value-type="float" office:value="0.343048" calcext:value-type="float">
            <text:p>0.343048</text:p>
          </table:table-cell>
          <table:table-cell office:value-type="float" office:value="0.341222" calcext:value-type="float">
            <text:p>0.341222</text:p>
          </table:table-cell>
          <table:table-cell office:value-type="float" office:value="0.341104" calcext:value-type="float">
            <text:p>0.341104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table:formula="of:=([.C12]+[.D12]+[.E12]+[.F12]+[.G12]+[.H12]+[.I12]+[.J12]+[.K12]+[.L12])/10" office:value-type="float" office:value="0.3783026" calcext:value-type="float">
            <text:p>0.3783026</text:p>
          </table:table-cell>
          <table:table-cell office:value-type="float" office:value="0.380726" calcext:value-type="float">
            <text:p>0.380726</text:p>
          </table:table-cell>
          <table:table-cell office:value-type="float" office:value="0.379658" calcext:value-type="float">
            <text:p>0.379658</text:p>
          </table:table-cell>
          <table:table-cell office:value-type="float" office:value="0.38108" calcext:value-type="float">
            <text:p>0.38108</text:p>
          </table:table-cell>
          <table:table-cell office:value-type="float" office:value="0.378845" calcext:value-type="float">
            <text:p>0.378845</text:p>
          </table:table-cell>
          <table:table-cell office:value-type="float" office:value="0.375752" calcext:value-type="float">
            <text:p>0.375752</text:p>
          </table:table-cell>
          <table:table-cell office:value-type="float" office:value="0.378184" calcext:value-type="float">
            <text:p>0.378184</text:p>
          </table:table-cell>
          <table:table-cell office:value-type="float" office:value="0.381028" calcext:value-type="float">
            <text:p>0.381028</text:p>
          </table:table-cell>
          <table:table-cell office:value-type="float" office:value="0.374507" calcext:value-type="float">
            <text:p>0.374507</text:p>
          </table:table-cell>
          <table:table-cell office:value-type="float" office:value="0.377751" calcext:value-type="float">
            <text:p>0.377751</text:p>
          </table:table-cell>
          <table:table-cell office:value-type="float" office:value="0.375495" calcext:value-type="float">
            <text:p>0.375495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table:formula="of:=([.C13]+[.D13]+[.E13]+[.F13]+[.G13]+[.H13]+[.I13]+[.J13]+[.K13]+[.L13])/10" office:value-type="float" office:value="0.4098437" calcext:value-type="float">
            <text:p>0.4098437</text:p>
          </table:table-cell>
          <table:table-cell office:value-type="float" office:value="0.407523" calcext:value-type="float">
            <text:p>0.407523</text:p>
          </table:table-cell>
          <table:table-cell office:value-type="float" office:value="0.406646" calcext:value-type="float">
            <text:p>0.406646</text:p>
          </table:table-cell>
          <table:table-cell office:value-type="float" office:value="0.406932" calcext:value-type="float">
            <text:p>0.406932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412408" calcext:value-type="float">
            <text:p>0.412408</text:p>
          </table:table-cell>
          <table:table-cell office:value-type="float" office:value="0.412184" calcext:value-type="float">
            <text:p>0.412184</text:p>
          </table:table-cell>
          <table:table-cell office:value-type="float" office:value="0.405781" calcext:value-type="float">
            <text:p>0.405781</text:p>
          </table:table-cell>
          <table:table-cell office:value-type="float" office:value="0.414375" calcext:value-type="float">
            <text:p>0.414375</text:p>
          </table:table-cell>
          <table:table-cell office:value-type="float" office:value="0.407017" calcext:value-type="float">
            <text:p>0.407017</text:p>
          </table:table-cell>
          <table:table-cell office:value-type="float" office:value="0.416471" calcext:value-type="float">
            <text:p>0.416471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table:formula="of:=([.C14]+[.D14]+[.E14]+[.F14]+[.G14]+[.H14]+[.I14]+[.J14]+[.K14]+[.L14])/10" office:value-type="float" office:value="0.4432609" calcext:value-type="float">
            <text:p>0.4432609</text:p>
          </table:table-cell>
          <table:table-cell office:value-type="float" office:value="0.442179" calcext:value-type="float">
            <text:p>0.442179</text:p>
          </table:table-cell>
          <table:table-cell office:value-type="float" office:value="0.442871" calcext:value-type="float">
            <text:p>0.442871</text:p>
          </table:table-cell>
          <table:table-cell office:value-type="float" office:value="0.444028" calcext:value-type="float">
            <text:p>0.444028</text:p>
          </table:table-cell>
          <table:table-cell office:value-type="float" office:value="0.445217" calcext:value-type="float">
            <text:p>0.445217</text:p>
          </table:table-cell>
          <table:table-cell office:value-type="float" office:value="0.438056" calcext:value-type="float">
            <text:p>0.438056</text:p>
          </table:table-cell>
          <table:table-cell office:value-type="float" office:value="0.443596" calcext:value-type="float">
            <text:p>0.443596</text:p>
          </table:table-cell>
          <table:table-cell office:value-type="float" office:value="0.444971" calcext:value-type="float">
            <text:p>0.444971</text:p>
          </table:table-cell>
          <table:table-cell office:value-type="float" office:value="0.44431" calcext:value-type="float">
            <text:p>0.44431</text:p>
          </table:table-cell>
          <table:table-cell office:value-type="float" office:value="0.440021" calcext:value-type="float">
            <text:p>0.440021</text:p>
          </table:table-cell>
          <table:table-cell office:value-type="float" office:value="0.44736" calcext:value-type="float">
            <text:p>0.4473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([.C15]+[.D15]+[.E15]+[.F15]+[.G15]+[.H15]+[.I15]+[.J15]+[.K15]+[.L15])/10" office:value-type="float" office:value="0.4784558" calcext:value-type="float">
            <text:p>0.4784558</text:p>
          </table:table-cell>
          <table:table-cell office:value-type="float" office:value="0.483766" calcext:value-type="float">
            <text:p>0.483766</text:p>
          </table:table-cell>
          <table:table-cell office:value-type="float" office:value="0.476086" calcext:value-type="float">
            <text:p>0.476086</text:p>
          </table:table-cell>
          <table:table-cell office:value-type="float" office:value="0.478146" calcext:value-type="float">
            <text:p>0.478146</text:p>
          </table:table-cell>
          <table:table-cell office:value-type="float" office:value="0.477816" calcext:value-type="float">
            <text:p>0.477816</text:p>
          </table:table-cell>
          <table:table-cell office:value-type="float" office:value="0.475279" calcext:value-type="float">
            <text:p>0.475279</text:p>
          </table:table-cell>
          <table:table-cell office:value-type="float" office:value="0.479182" calcext:value-type="float">
            <text:p>0.479182</text:p>
          </table:table-cell>
          <table:table-cell office:value-type="float" office:value="0.482238" calcext:value-type="float">
            <text:p>0.482238</text:p>
          </table:table-cell>
          <table:table-cell office:value-type="float" office:value="0.482606" calcext:value-type="float">
            <text:p>0.482606</text:p>
          </table:table-cell>
          <table:table-cell office:value-type="float" office:value="0.476542" calcext:value-type="float">
            <text:p>0.476542</text:p>
          </table:table-cell>
          <table:table-cell office:value-type="float" office:value="0.472897" calcext:value-type="float">
            <text:p>0.472897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table:formula="of:=([.C16]+[.D16]+[.E16]+[.F16]+[.G16]+[.H16]+[.I16]+[.J16]+[.K16]+[.L16])/10" office:value-type="float" office:value="0.5120641" calcext:value-type="float">
            <text:p>0.5120641</text:p>
          </table:table-cell>
          <table:table-cell office:value-type="float" office:value="0.510057" calcext:value-type="float">
            <text:p>0.510057</text:p>
          </table:table-cell>
          <table:table-cell office:value-type="float" office:value="0.516818" calcext:value-type="float">
            <text:p>0.516818</text:p>
          </table:table-cell>
          <table:table-cell office:value-type="float" office:value="0.51431" calcext:value-type="float">
            <text:p>0.51431</text:p>
          </table:table-cell>
          <table:table-cell office:value-type="float" office:value="0.508522" calcext:value-type="float">
            <text:p>0.508522</text:p>
          </table:table-cell>
          <table:table-cell office:value-type="float" office:value="0.51052" calcext:value-type="float">
            <text:p>0.51052</text:p>
          </table:table-cell>
          <table:table-cell office:value-type="float" office:value="0.517316" calcext:value-type="float">
            <text:p>0.517316</text:p>
          </table:table-cell>
          <table:table-cell office:value-type="float" office:value="0.510425" calcext:value-type="float">
            <text:p>0.510425</text:p>
          </table:table-cell>
          <table:table-cell office:value-type="float" office:value="0.510421" calcext:value-type="float">
            <text:p>0.510421</text:p>
          </table:table-cell>
          <table:table-cell office:value-type="float" office:value="0.511403" calcext:value-type="float">
            <text:p>0.511403</text:p>
          </table:table-cell>
          <table:table-cell office:value-type="float" office:value="0.510849" calcext:value-type="float">
            <text:p>0.510849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table:formula="of:=([.C17]+[.D17]+[.E17]+[.F17]+[.G17]+[.H17]+[.I17]+[.J17]+[.K17]+[.L17])/10" office:value-type="float" office:value="0.5491683" calcext:value-type="float">
            <text:p>0.5491683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0.547649" calcext:value-type="float">
            <text:p>0.547649</text:p>
          </table:table-cell>
          <table:table-cell office:value-type="float" office:value="0.548386" calcext:value-type="float">
            <text:p>0.548386</text:p>
          </table:table-cell>
          <table:table-cell office:value-type="float" office:value="0.551379" calcext:value-type="float">
            <text:p>0.551379</text:p>
          </table:table-cell>
          <table:table-cell office:value-type="float" office:value="0.549995" calcext:value-type="float">
            <text:p>0.549995</text:p>
          </table:table-cell>
          <table:table-cell office:value-type="float" office:value="0.549806" calcext:value-type="float">
            <text:p>0.549806</text:p>
          </table:table-cell>
          <table:table-cell office:value-type="float" office:value="0.553342" calcext:value-type="float">
            <text:p>0.553342</text:p>
          </table:table-cell>
          <table:table-cell office:value-type="float" office:value="0.541393" calcext:value-type="float">
            <text:p>0.541393</text:p>
          </table:table-cell>
          <table:table-cell office:value-type="float" office:value="0.548274" calcext:value-type="float">
            <text:p>0.548274</text:p>
          </table:table-cell>
          <table:table-cell office:value-type="float" office:value="0.548839" calcext:value-type="float">
            <text:p>0.548839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table:formula="of:=([.C18]+[.D18]+[.E18]+[.F18]+[.G18]+[.H18]+[.I18]+[.J18]+[.K18]+[.L18])/10" office:value-type="float" office:value="0.6257125" calcext:value-type="float">
            <text:p>0.6257125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0.578319" calcext:value-type="float">
            <text:p>0.578319</text:p>
          </table:table-cell>
          <table:table-cell office:value-type="float" office:value="0.601841" calcext:value-type="float">
            <text:p>0.601841</text:p>
          </table:table-cell>
          <table:table-cell office:value-type="float" office:value="0.682057" calcext:value-type="float">
            <text:p>0.682057</text:p>
          </table:table-cell>
          <table:table-cell office:value-type="float" office:value="0.701774" calcext:value-type="float">
            <text:p>0.701774</text:p>
          </table:table-cell>
          <table:table-cell office:value-type="float" office:value="0.599924" calcext:value-type="float">
            <text:p>0.599924</text:p>
          </table:table-cell>
          <table:table-cell office:value-type="float" office:value="0.581875" calcext:value-type="float">
            <text:p>0.581875</text:p>
          </table:table-cell>
          <table:table-cell office:value-type="float" office:value="0.668236" calcext:value-type="float">
            <text:p>0.668236</text:p>
          </table:table-cell>
          <table:table-cell office:value-type="float" office:value="0.642425" calcext:value-type="float">
            <text:p>0.642425</text:p>
          </table:table-cell>
          <table:table-cell office:value-type="float" office:value="0.620591" calcext:value-type="float">
            <text:p>0.62059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table:formula="of:=([.C19]+[.D19]+[.E19]+[.F19]+[.G19]+[.H19]+[.I19]+[.J19]+[.K19]+[.L19])/10" office:value-type="float" office:value="0.6566211" calcext:value-type="float">
            <text:p>0.6566211</text:p>
          </table:table-cell>
          <table:table-cell office:value-type="float" office:value="0.656802" calcext:value-type="float">
            <text:p>0.656802</text:p>
          </table:table-cell>
          <table:table-cell office:value-type="float" office:value="0.691795" calcext:value-type="float">
            <text:p>0.691795</text:p>
          </table:table-cell>
          <table:table-cell office:value-type="float" office:value="0.64781" calcext:value-type="float">
            <text:p>0.64781</text:p>
          </table:table-cell>
          <table:table-cell office:value-type="float" office:value="0.639406" calcext:value-type="float">
            <text:p>0.639406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27775" calcext:value-type="float">
            <text:p>0.627775</text:p>
          </table:table-cell>
          <table:table-cell office:value-type="float" office:value="0.638063" calcext:value-type="float">
            <text:p>0.638063</text:p>
          </table:table-cell>
          <table:table-cell office:value-type="float" office:value="0.635812" calcext:value-type="float">
            <text:p>0.635812</text:p>
          </table:table-cell>
          <table:table-cell office:value-type="float" office:value="0.638146" calcext:value-type="float">
            <text:p>0.638146</text:p>
          </table:table-cell>
          <table:table-cell office:value-type="float" office:value="0.737382" calcext:value-type="float">
            <text:p>0.73738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([.C20]+[.D20]+[.E20]+[.F20]+[.G20]+[.H20]+[.I20]+[.J20]+[.K20]+[.L20])/10" office:value-type="float" office:value="0.7089885" calcext:value-type="float">
            <text:p>0.7089885</text:p>
          </table:table-cell>
          <table:table-cell office:value-type="float" office:value="0.666185" calcext:value-type="float">
            <text:p>0.666185</text:p>
          </table:table-cell>
          <table:table-cell office:value-type="float" office:value="0.699843" calcext:value-type="float">
            <text:p>0.699843</text:p>
          </table:table-cell>
          <table:table-cell office:value-type="float" office:value="0.714707" calcext:value-type="float">
            <text:p>0.714707</text:p>
          </table:table-cell>
          <table:table-cell office:value-type="float" office:value="0.762255" calcext:value-type="float">
            <text:p>0.762255</text:p>
          </table:table-cell>
          <table:table-cell office:value-type="float" office:value="0.707996" calcext:value-type="float">
            <text:p>0.707996</text:p>
          </table:table-cell>
          <table:table-cell office:value-type="float" office:value="0.696397" calcext:value-type="float">
            <text:p>0.696397</text:p>
          </table:table-cell>
          <table:table-cell office:value-type="float" office:value="0.722795" calcext:value-type="float">
            <text:p>0.722795</text:p>
          </table:table-cell>
          <table:table-cell office:value-type="float" office:value="0.706966" calcext:value-type="float">
            <text:p>0.706966</text:p>
          </table:table-cell>
          <table:table-cell office:value-type="float" office:value="0.725992" calcext:value-type="float">
            <text:p>0.725992</text:p>
          </table:table-cell>
          <table:table-cell office:value-type="float" office:value="0.686749" calcext:value-type="float">
            <text:p>0.686749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table:formula="of:=([.C21]+[.D21]+[.E21]+[.F21]+[.G21]+[.H21]+[.I21]+[.J21]+[.K21]+[.L21])/10" office:value-type="float" office:value="0.7011328" calcext:value-type="float">
            <text:p>0.7011328</text:p>
          </table:table-cell>
          <table:table-cell office:value-type="float" office:value="0.736161" calcext:value-type="float">
            <text:p>0.736161</text:p>
          </table:table-cell>
          <table:table-cell office:value-type="float" office:value="0.71449" calcext:value-type="float">
            <text:p>0.71449</text:p>
          </table:table-cell>
          <table:table-cell office:value-type="float" office:value="0.692916" calcext:value-type="float">
            <text:p>0.692916</text:p>
          </table:table-cell>
          <table:table-cell office:value-type="float" office:value="0.694812" calcext:value-type="float">
            <text:p>0.694812</text:p>
          </table:table-cell>
          <table:table-cell office:value-type="float" office:value="0.692148" calcext:value-type="float">
            <text:p>0.692148</text:p>
          </table:table-cell>
          <table:table-cell office:value-type="float" office:value="0.693745" calcext:value-type="float">
            <text:p>0.693745</text:p>
          </table:table-cell>
          <table:table-cell office:value-type="float" office:value="0.692759" calcext:value-type="float">
            <text:p>0.692759</text:p>
          </table:table-cell>
          <table:table-cell office:value-type="float" office:value="0.686594" calcext:value-type="float">
            <text:p>0.686594</text:p>
          </table:table-cell>
          <table:table-cell office:value-type="float" office:value="0.708434" calcext:value-type="float">
            <text:p>0.708434</text:p>
          </table:table-cell>
          <table:table-cell office:value-type="float" office:value="0.699269" calcext:value-type="float">
            <text:p>0.699269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table:formula="of:=([.C22]+[.D22]+[.E22]+[.F22]+[.G22]+[.H22]+[.I22]+[.J22]+[.K22]+[.L22])/10" office:value-type="float" office:value="0.7459186" calcext:value-type="float">
            <text:p>0.7459186</text:p>
          </table:table-cell>
          <table:table-cell office:value-type="float" office:value="0.736577" calcext:value-type="float">
            <text:p>0.736577</text:p>
          </table:table-cell>
          <table:table-cell office:value-type="float" office:value="0.753796" calcext:value-type="float">
            <text:p>0.753796</text:p>
          </table:table-cell>
          <table:table-cell office:value-type="float" office:value="0.73767" calcext:value-type="float">
            <text:p>0.73767</text:p>
          </table:table-cell>
          <table:table-cell office:value-type="float" office:value="0.723682" calcext:value-type="float">
            <text:p>0.723682</text:p>
          </table:table-cell>
          <table:table-cell office:value-type="float" office:value="0.729334" calcext:value-type="float">
            <text:p>0.729334</text:p>
          </table:table-cell>
          <table:table-cell office:value-type="float" office:value="0.726471" calcext:value-type="float">
            <text:p>0.726471</text:p>
          </table:table-cell>
          <table:table-cell office:value-type="float" office:value="0.756774" calcext:value-type="float">
            <text:p>0.756774</text:p>
          </table:table-cell>
          <table:table-cell office:value-type="float" office:value="0.746213" calcext:value-type="float">
            <text:p>0.746213</text:p>
          </table:table-cell>
          <table:table-cell office:value-type="float" office:value="0.78982" calcext:value-type="float">
            <text:p>0.78982</text:p>
          </table:table-cell>
          <table:table-cell office:value-type="float" office:value="0.758849" calcext:value-type="float">
            <text:p>0.758849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table:formula="of:=([.C23]+[.D23]+[.E23]+[.F23]+[.G23]+[.H23]+[.I23]+[.J23]+[.K23]+[.L23])/10" office:value-type="float" office:value="0.7850787" calcext:value-type="float">
            <text:p>0.7850787</text:p>
          </table:table-cell>
          <table:table-cell office:value-type="float" office:value="0.786282" calcext:value-type="float">
            <text:p>0.786282</text:p>
          </table:table-cell>
          <table:table-cell office:value-type="float" office:value="0.755482" calcext:value-type="float">
            <text:p>0.755482</text:p>
          </table:table-cell>
          <table:table-cell office:value-type="float" office:value="0.754774" calcext:value-type="float">
            <text:p>0.754774</text:p>
          </table:table-cell>
          <table:table-cell office:value-type="float" office:value="0.775034" calcext:value-type="float">
            <text:p>0.775034</text:p>
          </table:table-cell>
          <table:table-cell office:value-type="float" office:value="0.783102" calcext:value-type="float">
            <text:p>0.783102</text:p>
          </table:table-cell>
          <table:table-cell office:value-type="float" office:value="0.781067" calcext:value-type="float">
            <text:p>0.781067</text:p>
          </table:table-cell>
          <table:table-cell office:value-type="float" office:value="0.873102" calcext:value-type="float">
            <text:p>0.873102</text:p>
          </table:table-cell>
          <table:table-cell office:value-type="float" office:value="0.761182" calcext:value-type="float">
            <text:p>0.761182</text:p>
          </table:table-cell>
          <table:table-cell office:value-type="float" office:value="0.787714" calcext:value-type="float">
            <text:p>0.787714</text:p>
          </table:table-cell>
          <table:table-cell office:value-type="float" office:value="0.793048" calcext:value-type="float">
            <text:p>0.793048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table:formula="of:=([.C24]+[.D24]+[.E24]+[.F24]+[.G24]+[.H24]+[.I24]+[.J24]+[.K24]+[.L24])/10" office:value-type="float" office:value="0.8427454" calcext:value-type="float">
            <text:p>0.8427454</text:p>
          </table:table-cell>
          <table:table-cell office:value-type="float" office:value="0.822877" calcext:value-type="float">
            <text:p>0.822877</text:p>
          </table:table-cell>
          <table:table-cell office:value-type="float" office:value="0.804928" calcext:value-type="float">
            <text:p>0.804928</text:p>
          </table:table-cell>
          <table:table-cell office:value-type="float" office:value="0.836871" calcext:value-type="float">
            <text:p>0.836871</text:p>
          </table:table-cell>
          <table:table-cell office:value-type="float" office:value="0.869988" calcext:value-type="float">
            <text:p>0.869988</text:p>
          </table:table-cell>
          <table:table-cell office:value-type="float" office:value="0.863325" calcext:value-type="float">
            <text:p>0.863325</text:p>
          </table:table-cell>
          <table:table-cell office:value-type="float" office:value="0.804305" calcext:value-type="float">
            <text:p>0.804305</text:p>
          </table:table-cell>
          <table:table-cell office:value-type="float" office:value="0.846827" calcext:value-type="float">
            <text:p>0.846827</text:p>
          </table:table-cell>
          <table:table-cell office:value-type="float" office:value="0.854592" calcext:value-type="float">
            <text:p>0.854592</text:p>
          </table:table-cell>
          <table:table-cell office:value-type="float" office:value="0.82978" calcext:value-type="float">
            <text:p>0.82978</text:p>
          </table:table-cell>
          <table:table-cell office:value-type="float" office:value="0.893961" calcext:value-type="float">
            <text:p>0.89396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([.C25]+[.D25]+[.E25]+[.F25]+[.G25]+[.H25]+[.I25]+[.J25]+[.K25]+[.L25])/10" office:value-type="float" office:value="0.8552449" calcext:value-type="float">
            <text:p>0.8552449</text:p>
          </table:table-cell>
          <table:table-cell office:value-type="float" office:value="0.854954" calcext:value-type="float">
            <text:p>0.854954</text:p>
          </table:table-cell>
          <table:table-cell office:value-type="float" office:value="0.884008" calcext:value-type="float">
            <text:p>0.884008</text:p>
          </table:table-cell>
          <table:table-cell office:value-type="float" office:value="0.851278" calcext:value-type="float">
            <text:p>0.851278</text:p>
          </table:table-cell>
          <table:table-cell office:value-type="float" office:value="0.917249" calcext:value-type="float">
            <text:p>0.917249</text:p>
          </table:table-cell>
          <table:table-cell office:value-type="float" office:value="0.857945" calcext:value-type="float">
            <text:p>0.857945</text:p>
          </table:table-cell>
          <table:table-cell office:value-type="float" office:value="0.848671" calcext:value-type="float">
            <text:p>0.848671</text:p>
          </table:table-cell>
          <table:table-cell office:value-type="float" office:value="0.869807" calcext:value-type="float">
            <text:p>0.869807</text:p>
          </table:table-cell>
          <table:table-cell office:value-type="float" office:value="0.822227" calcext:value-type="float">
            <text:p>0.822227</text:p>
          </table:table-cell>
          <table:table-cell office:value-type="float" office:value="0.82993" calcext:value-type="float">
            <text:p>0.82993</text:p>
          </table:table-cell>
          <table:table-cell office:value-type="float" office:value="0.81638" calcext:value-type="float">
            <text:p>0.81638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 office:value-type="float" office:value="400000" calcext:value-type="float">
            <text:p>400000</text:p>
          </table:table-cell>
          <table:table-cell table:style-name="ce2" table:formula="of:=([.C28]+[.D28]+[.E28]+[.F28]+[.G28]+[.H28]+[.I28]+[.J28]+[.K28]+[.L28])/10" office:value-type="float" office:value="0.0508621" calcext:value-type="float">
            <text:p>0.0508621</text:p>
          </table:table-cell>
          <table:table-cell table:style-name="ce2" office:value-type="float" office:value="0.051201" calcext:value-type="float">
            <text:p>0.051201</text:p>
          </table:table-cell>
          <table:table-cell table:style-name="ce2" office:value-type="float" office:value="0.05123" calcext:value-type="float">
            <text:p>0.05123</text:p>
          </table:table-cell>
          <table:table-cell table:style-name="ce2" office:value-type="float" office:value="0.050238" calcext:value-type="float">
            <text:p>0.050238</text:p>
          </table:table-cell>
          <table:table-cell table:style-name="ce2" office:value-type="float" office:value="0.051067" calcext:value-type="float">
            <text:p>0.051067</text:p>
          </table:table-cell>
          <table:table-cell table:style-name="ce2" office:value-type="float" office:value="0.051255" calcext:value-type="float">
            <text:p>0.051255</text:p>
          </table:table-cell>
          <table:table-cell table:style-name="ce2" office:value-type="float" office:value="0.050925" calcext:value-type="float">
            <text:p>0.050925</text:p>
          </table:table-cell>
          <table:table-cell table:style-name="ce2" office:value-type="float" office:value="0.050618" calcext:value-type="float">
            <text:p>0.050618</text:p>
          </table:table-cell>
          <table:table-cell table:style-name="ce2" office:value-type="float" office:value="0.050581" calcext:value-type="float">
            <text:p>0.050581</text:p>
          </table:table-cell>
          <table:table-cell table:style-name="ce2" office:value-type="float" office:value="0.050544" calcext:value-type="float">
            <text:p>0.050544</text:p>
          </table:table-cell>
          <table:table-cell table:style-name="ce2" office:value-type="float" office:value="0.050962" calcext:value-type="float">
            <text:p>0.050962</text:p>
          </table:table-cell>
        </table:table-row>
        <table:table-row table:style-name="ro1">
          <table:table-cell table:style-name="ce2" office:value-type="float" office:value="800000" calcext:value-type="float">
            <text:p>800000</text:p>
          </table:table-cell>
          <table:table-cell table:style-name="ce2" table:formula="of:=([.C29]+[.D29]+[.E29]+[.F29]+[.G29]+[.H29]+[.I29]+[.J29]+[.K29]+[.L29])/10" office:value-type="float" office:value="0.1058222" calcext:value-type="float">
            <text:p>0.1058222</text:p>
          </table:table-cell>
          <table:table-cell table:style-name="ce2" office:value-type="float" office:value="0.107062" calcext:value-type="float">
            <text:p>0.107062</text:p>
          </table:table-cell>
          <table:table-cell table:style-name="ce2" office:value-type="float" office:value="0.105696" calcext:value-type="float">
            <text:p>0.105696</text:p>
          </table:table-cell>
          <table:table-cell table:style-name="ce2" office:value-type="float" office:value="0.105546" calcext:value-type="float">
            <text:p>0.105546</text:p>
          </table:table-cell>
          <table:table-cell table:style-name="ce2" office:value-type="float" office:value="0.10531" calcext:value-type="float">
            <text:p>0.10531</text:p>
          </table:table-cell>
          <table:table-cell table:style-name="ce2" office:value-type="float" office:value="0.105819" calcext:value-type="float">
            <text:p>0.105819</text:p>
          </table:table-cell>
          <table:table-cell table:style-name="ce2" office:value-type="float" office:value="0.106452" calcext:value-type="float">
            <text:p>0.106452</text:p>
          </table:table-cell>
          <table:table-cell table:style-name="ce2" office:value-type="float" office:value="0.105761" calcext:value-type="float">
            <text:p>0.105761</text:p>
          </table:table-cell>
          <table:table-cell table:style-name="ce2" office:value-type="float" office:value="0.105178" calcext:value-type="float">
            <text:p>0.105178</text:p>
          </table:table-cell>
          <table:table-cell table:style-name="ce2" office:value-type="float" office:value="0.105577" calcext:value-type="float">
            <text:p>0.105577</text:p>
          </table:table-cell>
          <table:table-cell table:style-name="ce2" office:value-type="float" office:value="0.105821" calcext:value-type="float">
            <text:p>0.105821</text:p>
          </table:table-cell>
        </table:table-row>
        <table:table-row table:style-name="ro1">
          <table:table-cell table:style-name="ce2" office:value-type="float" office:value="1200000" calcext:value-type="float">
            <text:p>1200000</text:p>
          </table:table-cell>
          <table:table-cell table:style-name="ce2" table:formula="of:=([.C30]+[.D30]+[.E30]+[.F30]+[.G30]+[.H30]+[.I30]+[.J30]+[.K30]+[.L30])/10" office:value-type="float" office:value="0.1630979" calcext:value-type="float">
            <text:p>0.1630979</text:p>
          </table:table-cell>
          <table:table-cell table:style-name="ce2" office:value-type="float" office:value="0.163904" calcext:value-type="float">
            <text:p>0.163904</text:p>
          </table:table-cell>
          <table:table-cell table:style-name="ce2" office:value-type="float" office:value="0.162651" calcext:value-type="float">
            <text:p>0.162651</text:p>
          </table:table-cell>
          <table:table-cell table:style-name="ce2" office:value-type="float" office:value="0.162765" calcext:value-type="float">
            <text:p>0.162765</text:p>
          </table:table-cell>
          <table:table-cell table:style-name="ce2" office:value-type="float" office:value="0.162735" calcext:value-type="float">
            <text:p>0.162735</text:p>
          </table:table-cell>
          <table:table-cell table:style-name="ce2" office:value-type="float" office:value="0.164464" calcext:value-type="float">
            <text:p>0.164464</text:p>
          </table:table-cell>
          <table:table-cell table:style-name="ce2" office:value-type="float" office:value="0.162836" calcext:value-type="float">
            <text:p>0.162836</text:p>
          </table:table-cell>
          <table:table-cell table:style-name="ce2" office:value-type="float" office:value="0.163071" calcext:value-type="float">
            <text:p>0.163071</text:p>
          </table:table-cell>
          <table:table-cell table:style-name="ce2" office:value-type="float" office:value="0.162863" calcext:value-type="float">
            <text:p>0.162863</text:p>
          </table:table-cell>
          <table:table-cell table:style-name="ce2" office:value-type="float" office:value="0.162341" calcext:value-type="float">
            <text:p>0.162341</text:p>
          </table:table-cell>
          <table:table-cell table:style-name="ce2" office:value-type="float" office:value="0.163349" calcext:value-type="float">
            <text:p>0.163349</text:p>
          </table:table-cell>
        </table:table-row>
        <table:table-row table:style-name="ro1">
          <table:table-cell table:style-name="ce2" office:value-type="float" office:value="1600000" calcext:value-type="float">
            <text:p>1600000</text:p>
          </table:table-cell>
          <table:table-cell table:style-name="ce2" table:formula="of:=([.C31]+[.D31]+[.E31]+[.F31]+[.G31]+[.H31]+[.I31]+[.J31]+[.K31]+[.L31])/10" office:value-type="float" office:value="0.2216881" calcext:value-type="float">
            <text:p>0.2216881</text:p>
          </table:table-cell>
          <table:table-cell table:style-name="ce2" office:value-type="float" office:value="0.222367" calcext:value-type="float">
            <text:p>0.222367</text:p>
          </table:table-cell>
          <table:table-cell table:style-name="ce2" office:value-type="float" office:value="0.221551" calcext:value-type="float">
            <text:p>0.221551</text:p>
          </table:table-cell>
          <table:table-cell table:style-name="ce2" office:value-type="float" office:value="0.22063" calcext:value-type="float">
            <text:p>0.22063</text:p>
          </table:table-cell>
          <table:table-cell table:style-name="ce2" office:value-type="float" office:value="0.223117" calcext:value-type="float">
            <text:p>0.223117</text:p>
          </table:table-cell>
          <table:table-cell table:style-name="ce2" office:value-type="float" office:value="0.222002" calcext:value-type="float">
            <text:p>0.222002</text:p>
          </table:table-cell>
          <table:table-cell table:style-name="ce2" office:value-type="float" office:value="0.222242" calcext:value-type="float">
            <text:p>0.222242</text:p>
          </table:table-cell>
          <table:table-cell table:style-name="ce2" office:value-type="float" office:value="0.221157" calcext:value-type="float">
            <text:p>0.221157</text:p>
          </table:table-cell>
          <table:table-cell table:style-name="ce2" office:value-type="float" office:value="0.221464" calcext:value-type="float">
            <text:p>0.221464</text:p>
          </table:table-cell>
          <table:table-cell table:style-name="ce2" office:value-type="float" office:value="0.220466" calcext:value-type="float">
            <text:p>0.220466</text:p>
          </table:table-cell>
          <table:table-cell table:style-name="ce2" office:value-type="float" office:value="0.221885" calcext:value-type="float">
            <text:p>0.221885</text:p>
          </table:table-cell>
        </table:table-row>
        <table:table-row table:style-name="ro1">
          <table:table-cell table:style-name="ce2" office:value-type="float" office:value="2000000" calcext:value-type="float">
            <text:p>2000000</text:p>
          </table:table-cell>
          <table:table-cell table:style-name="ce2" table:formula="of:=([.C32]+[.D32]+[.E32]+[.F32]+[.G32]+[.H32]+[.I32]+[.J32]+[.K32]+[.L32])/10" office:value-type="float" office:value="0.2806205" calcext:value-type="float">
            <text:p>0.2806205</text:p>
          </table:table-cell>
          <table:table-cell table:style-name="ce2" office:value-type="float" office:value="0.281896" calcext:value-type="float">
            <text:p>0.281896</text:p>
          </table:table-cell>
          <table:table-cell table:style-name="ce2" office:value-type="float" office:value="0.282628" calcext:value-type="float">
            <text:p>0.282628</text:p>
          </table:table-cell>
          <table:table-cell table:style-name="ce2" office:value-type="float" office:value="0.281075" calcext:value-type="float">
            <text:p>0.281075</text:p>
          </table:table-cell>
          <table:table-cell table:style-name="ce2" office:value-type="float" office:value="0.280467" calcext:value-type="float">
            <text:p>0.280467</text:p>
          </table:table-cell>
          <table:table-cell table:style-name="ce2" office:value-type="float" office:value="0.279893" calcext:value-type="float">
            <text:p>0.279893</text:p>
          </table:table-cell>
          <table:table-cell table:style-name="ce2" office:value-type="float" office:value="0.28142" calcext:value-type="float">
            <text:p>0.28142</text:p>
          </table:table-cell>
          <table:table-cell table:style-name="ce2" office:value-type="float" office:value="0.279053" calcext:value-type="float">
            <text:p>0.279053</text:p>
          </table:table-cell>
          <table:table-cell table:style-name="ce2" office:value-type="float" office:value="0.280968" calcext:value-type="float">
            <text:p>0.280968</text:p>
          </table:table-cell>
          <table:table-cell table:style-name="ce2" office:value-type="float" office:value="0.278655" calcext:value-type="float">
            <text:p>0.278655</text:p>
          </table:table-cell>
          <table:table-cell table:style-name="ce2" office:value-type="float" office:value="0.28015" calcext:value-type="float">
            <text:p>0.28015</text:p>
          </table:table-cell>
        </table:table-row>
        <table:table-row table:style-name="ro1">
          <table:table-cell table:style-name="ce2" office:value-type="float" office:value="2400000" calcext:value-type="float">
            <text:p>2400000</text:p>
          </table:table-cell>
          <table:table-cell table:style-name="ce2" table:formula="of:=([.C33]+[.D33]+[.E33]+[.F33]+[.G33]+[.H33]+[.I33]+[.J33]+[.K33]+[.L33])/10" office:value-type="float" office:value="0.3413742" calcext:value-type="float">
            <text:p>0.3413742</text:p>
          </table:table-cell>
          <table:table-cell table:style-name="ce2" office:value-type="float" office:value="0.344997" calcext:value-type="float">
            <text:p>0.344997</text:p>
          </table:table-cell>
          <table:table-cell table:style-name="ce2" office:value-type="float" office:value="0.33886" calcext:value-type="float">
            <text:p>0.33886</text:p>
          </table:table-cell>
          <table:table-cell table:style-name="ce2" office:value-type="float" office:value="0.339023" calcext:value-type="float">
            <text:p>0.339023</text:p>
          </table:table-cell>
          <table:table-cell table:style-name="ce2" office:value-type="float" office:value="0.341332" calcext:value-type="float">
            <text:p>0.341332</text:p>
          </table:table-cell>
          <table:table-cell table:style-name="ce2" office:value-type="float" office:value="0.340674" calcext:value-type="float">
            <text:p>0.340674</text:p>
          </table:table-cell>
          <table:table-cell table:style-name="ce2" office:value-type="float" office:value="0.341383" calcext:value-type="float">
            <text:p>0.341383</text:p>
          </table:table-cell>
          <table:table-cell table:style-name="ce2" office:value-type="float" office:value="0.343919" calcext:value-type="float">
            <text:p>0.343919</text:p>
          </table:table-cell>
          <table:table-cell table:style-name="ce2" office:value-type="float" office:value="0.341899" calcext:value-type="float">
            <text:p>0.341899</text:p>
          </table:table-cell>
          <table:table-cell table:style-name="ce2" office:value-type="float" office:value="0.339825" calcext:value-type="float">
            <text:p>0.339825</text:p>
          </table:table-cell>
          <table:table-cell table:style-name="ce2" office:value-type="float" office:value="0.34183" calcext:value-type="float">
            <text:p>0.34183</text:p>
          </table:table-cell>
        </table:table-row>
        <table:table-row table:style-name="ro1">
          <table:table-cell table:style-name="ce2" office:value-type="float" office:value="2800000" calcext:value-type="float">
            <text:p>2800000</text:p>
          </table:table-cell>
          <table:table-cell table:style-name="ce2" table:formula="of:=([.C34]+[.D34]+[.E34]+[.F34]+[.G34]+[.H34]+[.I34]+[.J34]+[.K34]+[.L34])/10" office:value-type="float" office:value="0.4020371" calcext:value-type="float">
            <text:p>0.4020371</text:p>
          </table:table-cell>
          <table:table-cell table:style-name="ce2" office:value-type="float" office:value="0.403773" calcext:value-type="float">
            <text:p>0.403773</text:p>
          </table:table-cell>
          <table:table-cell table:style-name="ce2" office:value-type="float" office:value="0.402863" calcext:value-type="float">
            <text:p>0.402863</text:p>
          </table:table-cell>
          <table:table-cell table:style-name="ce2" office:value-type="float" office:value="0.399725" calcext:value-type="float">
            <text:p>0.399725</text:p>
          </table:table-cell>
          <table:table-cell table:style-name="ce2" office:value-type="float" office:value="0.401768" calcext:value-type="float">
            <text:p>0.401768</text:p>
          </table:table-cell>
          <table:table-cell table:style-name="ce2" office:value-type="float" office:value="0.402133" calcext:value-type="float">
            <text:p>0.402133</text:p>
          </table:table-cell>
          <table:table-cell table:style-name="ce2" office:value-type="float" office:value="0.402361" calcext:value-type="float">
            <text:p>0.402361</text:p>
          </table:table-cell>
          <table:table-cell table:style-name="ce2" office:value-type="float" office:value="0.399123" calcext:value-type="float">
            <text:p>0.399123</text:p>
          </table:table-cell>
          <table:table-cell table:style-name="ce2" office:value-type="float" office:value="0.39986" calcext:value-type="float">
            <text:p>0.39986</text:p>
          </table:table-cell>
          <table:table-cell table:style-name="ce2" office:value-type="float" office:value="0.406512" calcext:value-type="float">
            <text:p>0.406512</text:p>
          </table:table-cell>
          <table:table-cell table:style-name="ce2" office:value-type="float" office:value="0.402253" calcext:value-type="float">
            <text:p>0.402253</text:p>
          </table:table-cell>
        </table:table-row>
        <table:table-row table:style-name="ro1">
          <table:table-cell table:style-name="ce2" office:value-type="float" office:value="3200000" calcext:value-type="float">
            <text:p>3200000</text:p>
          </table:table-cell>
          <table:table-cell table:style-name="ce2" table:formula="of:=([.C35]+[.D35]+[.E35]+[.F35]+[.G35]+[.H35]+[.I35]+[.J35]+[.K35]+[.L35])/10" office:value-type="float" office:value="0.4616384" calcext:value-type="float">
            <text:p>0.4616384</text:p>
          </table:table-cell>
          <table:table-cell table:style-name="ce2" office:value-type="float" office:value="0.462488" calcext:value-type="float">
            <text:p>0.462488</text:p>
          </table:table-cell>
          <table:table-cell table:style-name="ce2" office:value-type="float" office:value="0.462309" calcext:value-type="float">
            <text:p>0.462309</text:p>
          </table:table-cell>
          <table:table-cell table:style-name="ce2" office:value-type="float" office:value="0.463125" calcext:value-type="float">
            <text:p>0.463125</text:p>
          </table:table-cell>
          <table:table-cell table:style-name="ce2" office:value-type="float" office:value="0.463924" calcext:value-type="float">
            <text:p>0.463924</text:p>
          </table:table-cell>
          <table:table-cell table:style-name="ce2" office:value-type="float" office:value="0.460121" calcext:value-type="float">
            <text:p>0.460121</text:p>
          </table:table-cell>
          <table:table-cell table:style-name="ce2" office:value-type="float" office:value="0.461581" calcext:value-type="float">
            <text:p>0.461581</text:p>
          </table:table-cell>
          <table:table-cell table:style-name="ce2" office:value-type="float" office:value="0.461502" calcext:value-type="float">
            <text:p>0.461502</text:p>
          </table:table-cell>
          <table:table-cell table:style-name="ce2" office:value-type="float" office:value="0.459702" calcext:value-type="float">
            <text:p>0.459702</text:p>
          </table:table-cell>
          <table:table-cell table:style-name="ce2" office:value-type="float" office:value="0.461043" calcext:value-type="float">
            <text:p>0.461043</text:p>
          </table:table-cell>
          <table:table-cell table:style-name="ce2" office:value-type="float" office:value="0.460589" calcext:value-type="float">
            <text:p>0.460589</text:p>
          </table:table-cell>
        </table:table-row>
        <table:table-row table:style-name="ro1">
          <table:table-cell table:style-name="ce2" office:value-type="float" office:value="3600000" calcext:value-type="float">
            <text:p>3600000</text:p>
          </table:table-cell>
          <table:table-cell table:style-name="ce2" table:formula="of:=([.C36]+[.D36]+[.E36]+[.F36]+[.G36]+[.H36]+[.I36]+[.J36]+[.K36]+[.L36])/10" office:value-type="float" office:value="0.5233502" calcext:value-type="float">
            <text:p>0.5233502</text:p>
          </table:table-cell>
          <table:table-cell table:style-name="ce2" office:value-type="float" office:value="0.523504" calcext:value-type="float">
            <text:p>0.523504</text:p>
          </table:table-cell>
          <table:table-cell table:style-name="ce2" office:value-type="float" office:value="0.523067" calcext:value-type="float">
            <text:p>0.523067</text:p>
          </table:table-cell>
          <table:table-cell table:style-name="ce2" office:value-type="float" office:value="0.524208" calcext:value-type="float">
            <text:p>0.524208</text:p>
          </table:table-cell>
          <table:table-cell table:style-name="ce2" office:value-type="float" office:value="0.522849" calcext:value-type="float">
            <text:p>0.522849</text:p>
          </table:table-cell>
          <table:table-cell table:style-name="ce2" office:value-type="float" office:value="0.527506" calcext:value-type="float">
            <text:p>0.527506</text:p>
          </table:table-cell>
          <table:table-cell table:style-name="ce2" office:value-type="float" office:value="0.523662" calcext:value-type="float">
            <text:p>0.523662</text:p>
          </table:table-cell>
          <table:table-cell table:style-name="ce2" office:value-type="float" office:value="0.522158" calcext:value-type="float">
            <text:p>0.522158</text:p>
          </table:table-cell>
          <table:table-cell table:style-name="ce2" office:value-type="float" office:value="0.522092" calcext:value-type="float">
            <text:p>0.522092</text:p>
          </table:table-cell>
          <table:table-cell table:style-name="ce2" office:value-type="float" office:value="0.52181" calcext:value-type="float">
            <text:p>0.52181</text:p>
          </table:table-cell>
          <table:table-cell table:style-name="ce2" office:value-type="float" office:value="0.522646" calcext:value-type="float">
            <text:p>0.522646</text:p>
          </table:table-cell>
        </table:table-row>
        <table:table-row table:style-name="ro1">
          <table:table-cell table:style-name="ce2" office:value-type="float" office:value="4000000" calcext:value-type="float">
            <text:p>4000000</text:p>
          </table:table-cell>
          <table:table-cell table:style-name="ce2" table:formula="of:=([.C37]+[.D37]+[.E37]+[.F37]+[.G37]+[.H37]+[.I37]+[.J37]+[.K37]+[.L37])/10" office:value-type="float" office:value="0.5844746" calcext:value-type="float">
            <text:p>0.5844746</text:p>
          </table:table-cell>
          <table:table-cell table:style-name="ce2" office:value-type="float" office:value="0.582532" calcext:value-type="float">
            <text:p>0.582532</text:p>
          </table:table-cell>
          <table:table-cell table:style-name="ce2" office:value-type="float" office:value="0.587133" calcext:value-type="float">
            <text:p>0.587133</text:p>
          </table:table-cell>
          <table:table-cell table:style-name="ce2" office:value-type="float" office:value="0.583305" calcext:value-type="float">
            <text:p>0.583305</text:p>
          </table:table-cell>
          <table:table-cell table:style-name="ce2" office:value-type="float" office:value="0.582032" calcext:value-type="float">
            <text:p>0.582032</text:p>
          </table:table-cell>
          <table:table-cell table:style-name="ce2" office:value-type="float" office:value="0.584077" calcext:value-type="float">
            <text:p>0.584077</text:p>
          </table:table-cell>
          <table:table-cell table:style-name="ce2" office:value-type="float" office:value="0.584149" calcext:value-type="float">
            <text:p>0.584149</text:p>
          </table:table-cell>
          <table:table-cell table:style-name="ce2" office:value-type="float" office:value="0.587166" calcext:value-type="float">
            <text:p>0.587166</text:p>
          </table:table-cell>
          <table:table-cell table:style-name="ce2" office:value-type="float" office:value="0.58524" calcext:value-type="float">
            <text:p>0.58524</text:p>
          </table:table-cell>
          <table:table-cell table:style-name="ce2" office:value-type="float" office:value="0.583768" calcext:value-type="float">
            <text:p>0.583768</text:p>
          </table:table-cell>
          <table:table-cell table:style-name="ce2" office:value-type="float" office:value="0.585344" calcext:value-type="float">
            <text:p>0.585344</text:p>
          </table:table-cell>
        </table:table-row>
        <table:table-row table:style-name="ro1">
          <table:table-cell table:style-name="ce2" office:value-type="float" office:value="4400000" calcext:value-type="float">
            <text:p>4400000</text:p>
          </table:table-cell>
          <table:table-cell table:style-name="ce2" table:formula="of:=([.C38]+[.D38]+[.E38]+[.F38]+[.G38]+[.H38]+[.I38]+[.J38]+[.K38]+[.L38])/10" office:value-type="float" office:value="0.6477136" calcext:value-type="float">
            <text:p>0.6477136</text:p>
          </table:table-cell>
          <table:table-cell table:style-name="ce2" office:value-type="float" office:value="0.649141" calcext:value-type="float">
            <text:p>0.649141</text:p>
          </table:table-cell>
          <table:table-cell table:style-name="ce2" office:value-type="float" office:value="0.645432" calcext:value-type="float">
            <text:p>0.645432</text:p>
          </table:table-cell>
          <table:table-cell table:style-name="ce2" office:value-type="float" office:value="0.643978" calcext:value-type="float">
            <text:p>0.643978</text:p>
          </table:table-cell>
          <table:table-cell table:style-name="ce2" office:value-type="float" office:value="0.646053" calcext:value-type="float">
            <text:p>0.646053</text:p>
          </table:table-cell>
          <table:table-cell table:style-name="ce2" office:value-type="float" office:value="0.648229" calcext:value-type="float">
            <text:p>0.648229</text:p>
          </table:table-cell>
          <table:table-cell table:style-name="ce2" office:value-type="float" office:value="0.646497" calcext:value-type="float">
            <text:p>0.646497</text:p>
          </table:table-cell>
          <table:table-cell table:style-name="ce2" office:value-type="float" office:value="0.651935" calcext:value-type="float">
            <text:p>0.651935</text:p>
          </table:table-cell>
          <table:table-cell table:style-name="ce2" office:value-type="float" office:value="0.645494" calcext:value-type="float">
            <text:p>0.645494</text:p>
          </table:table-cell>
          <table:table-cell table:style-name="ce2" office:value-type="float" office:value="0.650689" calcext:value-type="float">
            <text:p>0.650689</text:p>
          </table:table-cell>
          <table:table-cell table:style-name="ce2" office:value-type="float" office:value="0.649688" calcext:value-type="float">
            <text:p>0.649688</text:p>
          </table:table-cell>
        </table:table-row>
        <table:table-row table:style-name="ro1">
          <table:table-cell table:style-name="ce2" office:value-type="float" office:value="4800000" calcext:value-type="float">
            <text:p>4800000</text:p>
          </table:table-cell>
          <table:table-cell table:style-name="ce2" table:formula="of:=([.C39]+[.D39]+[.E39]+[.F39]+[.G39]+[.H39]+[.I39]+[.J39]+[.K39]+[.L39])/10" office:value-type="float" office:value="0.7086967" calcext:value-type="float">
            <text:p>0.7086967</text:p>
          </table:table-cell>
          <table:table-cell table:style-name="ce2" office:value-type="float" office:value="0.71242" calcext:value-type="float">
            <text:p>0.71242</text:p>
          </table:table-cell>
          <table:table-cell table:style-name="ce2" office:value-type="float" office:value="0.704391" calcext:value-type="float">
            <text:p>0.704391</text:p>
          </table:table-cell>
          <table:table-cell table:style-name="ce2" office:value-type="float" office:value="0.708838" calcext:value-type="float">
            <text:p>0.708838</text:p>
          </table:table-cell>
          <table:table-cell table:style-name="ce2" office:value-type="float" office:value="0.710199" calcext:value-type="float">
            <text:p>0.710199</text:p>
          </table:table-cell>
          <table:table-cell table:style-name="ce2" office:value-type="float" office:value="0.708963" calcext:value-type="float">
            <text:p>0.708963</text:p>
          </table:table-cell>
          <table:table-cell table:style-name="ce2" office:value-type="float" office:value="0.703834" calcext:value-type="float">
            <text:p>0.703834</text:p>
          </table:table-cell>
          <table:table-cell table:style-name="ce2" office:value-type="float" office:value="0.713293" calcext:value-type="float">
            <text:p>0.713293</text:p>
          </table:table-cell>
          <table:table-cell table:style-name="ce2" office:value-type="float" office:value="0.709588" calcext:value-type="float">
            <text:p>0.709588</text:p>
          </table:table-cell>
          <table:table-cell table:style-name="ce2" office:value-type="float" office:value="0.703127" calcext:value-type="float">
            <text:p>0.703127</text:p>
          </table:table-cell>
          <table:table-cell table:style-name="ce2" office:value-type="float" office:value="0.712314" calcext:value-type="float">
            <text:p>0.712314</text:p>
          </table:table-cell>
        </table:table-row>
        <table:table-row table:style-name="ro1">
          <table:table-cell table:style-name="ce2" office:value-type="float" office:value="5200000" calcext:value-type="float">
            <text:p>5200000</text:p>
          </table:table-cell>
          <table:table-cell table:style-name="ce2" table:formula="of:=([.C40]+[.D40]+[.E40]+[.F40]+[.G40]+[.H40]+[.I40]+[.J40]+[.K40]+[.L40])/10" office:value-type="float" office:value="0.7710292" calcext:value-type="float">
            <text:p>0.7710292</text:p>
          </table:table-cell>
          <table:table-cell table:style-name="ce2" office:value-type="float" office:value="0.772775" calcext:value-type="float">
            <text:p>0.772775</text:p>
          </table:table-cell>
          <table:table-cell table:style-name="ce2" office:value-type="float" office:value="0.775582" calcext:value-type="float">
            <text:p>0.775582</text:p>
          </table:table-cell>
          <table:table-cell table:style-name="ce2" office:value-type="float" office:value="0.782437" calcext:value-type="float">
            <text:p>0.782437</text:p>
          </table:table-cell>
          <table:table-cell table:style-name="ce2" office:value-type="float" office:value="0.768278" calcext:value-type="float">
            <text:p>0.768278</text:p>
          </table:table-cell>
          <table:table-cell table:style-name="ce2" office:value-type="float" office:value="0.770085" calcext:value-type="float">
            <text:p>0.770085</text:p>
          </table:table-cell>
          <table:table-cell table:style-name="ce2" office:value-type="float" office:value="0.771689" calcext:value-type="float">
            <text:p>0.771689</text:p>
          </table:table-cell>
          <table:table-cell table:style-name="ce2" office:value-type="float" office:value="0.770763" calcext:value-type="float">
            <text:p>0.770763</text:p>
          </table:table-cell>
          <table:table-cell table:style-name="ce2" office:value-type="float" office:value="0.768906" calcext:value-type="float">
            <text:p>0.768906</text:p>
          </table:table-cell>
          <table:table-cell table:style-name="ce2" office:value-type="float" office:value="0.765102" calcext:value-type="float">
            <text:p>0.765102</text:p>
          </table:table-cell>
          <table:table-cell table:style-name="ce2" office:value-type="float" office:value="0.764675" calcext:value-type="float">
            <text:p>0.764675</text:p>
          </table:table-cell>
        </table:table-row>
        <table:table-row table:style-name="ro1">
          <table:table-cell table:style-name="ce2" office:value-type="float" office:value="5600000" calcext:value-type="float">
            <text:p>5600000</text:p>
          </table:table-cell>
          <table:table-cell table:style-name="ce2" table:formula="of:=([.C41]+[.D41]+[.E41]+[.F41]+[.G41]+[.H41]+[.I41]+[.J41]+[.K41]+[.L41])/10" office:value-type="float" office:value="0.8331474" calcext:value-type="float">
            <text:p>0.8331474</text:p>
          </table:table-cell>
          <table:table-cell table:style-name="ce2" office:value-type="float" office:value="0.834521" calcext:value-type="float">
            <text:p>0.834521</text:p>
          </table:table-cell>
          <table:table-cell table:style-name="ce2" office:value-type="float" office:value="0.833506" calcext:value-type="float">
            <text:p>0.833506</text:p>
          </table:table-cell>
          <table:table-cell table:style-name="ce2" office:value-type="float" office:value="0.831788" calcext:value-type="float">
            <text:p>0.831788</text:p>
          </table:table-cell>
          <table:table-cell table:style-name="ce2" office:value-type="float" office:value="0.833757" calcext:value-type="float">
            <text:p>0.833757</text:p>
          </table:table-cell>
          <table:table-cell table:style-name="ce2" office:value-type="float" office:value="0.835976" calcext:value-type="float">
            <text:p>0.835976</text:p>
          </table:table-cell>
          <table:table-cell table:style-name="ce2" office:value-type="float" office:value="0.827213" calcext:value-type="float">
            <text:p>0.827213</text:p>
          </table:table-cell>
          <table:table-cell table:style-name="ce2" office:value-type="float" office:value="0.828969" calcext:value-type="float">
            <text:p>0.828969</text:p>
          </table:table-cell>
          <table:table-cell table:style-name="ce2" office:value-type="float" office:value="0.831514" calcext:value-type="float">
            <text:p>0.831514</text:p>
          </table:table-cell>
          <table:table-cell table:style-name="ce2" office:value-type="float" office:value="0.832347" calcext:value-type="float">
            <text:p>0.832347</text:p>
          </table:table-cell>
          <table:table-cell table:style-name="ce2" office:value-type="float" office:value="0.841883" calcext:value-type="float">
            <text:p>0.841883</text:p>
          </table:table-cell>
        </table:table-row>
        <table:table-row table:style-name="ro1">
          <table:table-cell table:style-name="ce2" office:value-type="float" office:value="6000000" calcext:value-type="float">
            <text:p>6000000</text:p>
          </table:table-cell>
          <table:table-cell table:style-name="ce2" table:formula="of:=([.C42]+[.D42]+[.E42]+[.F42]+[.G42]+[.H42]+[.I42]+[.J42]+[.K42]+[.L42])/10" office:value-type="float" office:value="0.8954168" calcext:value-type="float">
            <text:p>0.8954168</text:p>
          </table:table-cell>
          <table:table-cell table:style-name="ce2" office:value-type="float" office:value="0.890643" calcext:value-type="float">
            <text:p>0.890643</text:p>
          </table:table-cell>
          <table:table-cell table:style-name="ce2" office:value-type="float" office:value="0.908687" calcext:value-type="float">
            <text:p>0.908687</text:p>
          </table:table-cell>
          <table:table-cell table:style-name="ce2" office:value-type="float" office:value="0.898604" calcext:value-type="float">
            <text:p>0.898604</text:p>
          </table:table-cell>
          <table:table-cell table:style-name="ce2" office:value-type="float" office:value="0.895908" calcext:value-type="float">
            <text:p>0.895908</text:p>
          </table:table-cell>
          <table:table-cell table:style-name="ce2" office:value-type="float" office:value="0.893727" calcext:value-type="float">
            <text:p>0.893727</text:p>
          </table:table-cell>
          <table:table-cell table:style-name="ce2" office:value-type="float" office:value="0.896012" calcext:value-type="float">
            <text:p>0.896012</text:p>
          </table:table-cell>
          <table:table-cell table:style-name="ce2" office:value-type="float" office:value="0.888799" calcext:value-type="float">
            <text:p>0.888799</text:p>
          </table:table-cell>
          <table:table-cell table:style-name="ce2" office:value-type="float" office:value="0.895486" calcext:value-type="float">
            <text:p>0.895486</text:p>
          </table:table-cell>
          <table:table-cell table:style-name="ce2" office:value-type="float" office:value="0.893486" calcext:value-type="float">
            <text:p>0.893486</text:p>
          </table:table-cell>
          <table:table-cell table:style-name="ce2" office:value-type="float" office:value="0.892816" calcext:value-type="float">
            <text:p>0.892816</text:p>
          </table:table-cell>
        </table:table-row>
        <table:table-row table:style-name="ro1">
          <table:table-cell table:style-name="ce2" office:value-type="float" office:value="6400000" calcext:value-type="float">
            <text:p>6400000</text:p>
          </table:table-cell>
          <table:table-cell table:style-name="ce2" table:formula="of:=([.C43]+[.D43]+[.E43]+[.F43]+[.G43]+[.H43]+[.I43]+[.J43]+[.K43]+[.L43])/10" office:value-type="float" office:value="0.9596896" calcext:value-type="float">
            <text:p>0.9596896</text:p>
          </table:table-cell>
          <table:table-cell table:style-name="ce2" office:value-type="float" office:value="0.96046" calcext:value-type="float">
            <text:p>0.96046</text:p>
          </table:table-cell>
          <table:table-cell table:style-name="ce2" office:value-type="float" office:value="0.957486" calcext:value-type="float">
            <text:p>0.957486</text:p>
          </table:table-cell>
          <table:table-cell table:style-name="ce2" office:value-type="float" office:value="0.966524" calcext:value-type="float">
            <text:p>0.966524</text:p>
          </table:table-cell>
          <table:table-cell table:style-name="ce2" office:value-type="float" office:value="0.953888" calcext:value-type="float">
            <text:p>0.953888</text:p>
          </table:table-cell>
          <table:table-cell table:style-name="ce2" office:value-type="float" office:value="0.954979" calcext:value-type="float">
            <text:p>0.954979</text:p>
          </table:table-cell>
          <table:table-cell table:style-name="ce2" office:value-type="float" office:value="0.962578" calcext:value-type="float">
            <text:p>0.962578</text:p>
          </table:table-cell>
          <table:table-cell table:style-name="ce2" office:value-type="float" office:value="0.961675" calcext:value-type="float">
            <text:p>0.961675</text:p>
          </table:table-cell>
          <table:table-cell table:style-name="ce2" office:value-type="float" office:value="0.962151" calcext:value-type="float">
            <text:p>0.962151</text:p>
          </table:table-cell>
          <table:table-cell table:style-name="ce2" office:value-type="float" office:value="0.960137" calcext:value-type="float">
            <text:p>0.960137</text:p>
          </table:table-cell>
          <table:table-cell table:style-name="ce2" office:value-type="float" office:value="0.957018" calcext:value-type="float">
            <text:p>0.957018</text:p>
          </table:table-cell>
        </table:table-row>
        <table:table-row table:style-name="ro1">
          <table:table-cell table:style-name="ce2" office:value-type="float" office:value="6800000" calcext:value-type="float">
            <text:p>6800000</text:p>
          </table:table-cell>
          <table:table-cell table:style-name="ce2" table:formula="of:=([.C44]+[.D44]+[.E44]+[.F44]+[.G44]+[.H44]+[.I44]+[.J44]+[.K44]+[.L44])/10" office:value-type="float" office:value="1.027132" calcext:value-type="float">
            <text:p>1.027132</text:p>
          </table:table-cell>
          <table:table-cell table:style-name="ce2" office:value-type="float" office:value="1.03523" calcext:value-type="float">
            <text:p>1.03523</text:p>
          </table:table-cell>
          <table:table-cell table:style-name="ce2" office:value-type="float" office:value="1.01762" calcext:value-type="float">
            <text:p>1.01762</text:p>
          </table:table-cell>
          <table:table-cell table:style-name="ce2" office:value-type="float" office:value="1.02512" calcext:value-type="float">
            <text:p>1.02512</text:p>
          </table:table-cell>
          <table:table-cell table:style-name="ce2" office:value-type="float" office:value="1.01999" calcext:value-type="float">
            <text:p>1.01999</text:p>
          </table:table-cell>
          <table:table-cell table:style-name="ce2" office:value-type="float" office:value="1.02664" calcext:value-type="float">
            <text:p>1.02664</text:p>
          </table:table-cell>
          <table:table-cell table:style-name="ce2" office:value-type="float" office:value="1.0217" calcext:value-type="float">
            <text:p>1.0217</text:p>
          </table:table-cell>
          <table:table-cell table:style-name="ce2" office:value-type="float" office:value="1.02698" calcext:value-type="float">
            <text:p>1.02698</text:p>
          </table:table-cell>
          <table:table-cell table:style-name="ce2" office:value-type="float" office:value="1.03921" calcext:value-type="float">
            <text:p>1.03921</text:p>
          </table:table-cell>
          <table:table-cell table:style-name="ce2" office:value-type="float" office:value="1.02473" calcext:value-type="float">
            <text:p>1.02473</text:p>
          </table:table-cell>
          <table:table-cell table:style-name="ce2" office:value-type="float" office:value="1.0341" calcext:value-type="float">
            <text:p>1.0341</text:p>
          </table:table-cell>
        </table:table-row>
        <table:table-row table:style-name="ro1">
          <table:table-cell table:style-name="ce2" office:value-type="float" office:value="7200000" calcext:value-type="float">
            <text:p>7200000</text:p>
          </table:table-cell>
          <table:table-cell table:style-name="ce2" table:formula="of:=([.C45]+[.D45]+[.E45]+[.F45]+[.G45]+[.H45]+[.I45]+[.J45]+[.K45]+[.L45])/10" office:value-type="float" office:value="1.087501" calcext:value-type="float">
            <text:p>1.087501</text:p>
          </table:table-cell>
          <table:table-cell table:style-name="ce2" office:value-type="float" office:value="1.08917" calcext:value-type="float">
            <text:p>1.08917</text:p>
          </table:table-cell>
          <table:table-cell table:style-name="ce2" office:value-type="float" office:value="1.0836" calcext:value-type="float">
            <text:p>1.0836</text:p>
          </table:table-cell>
          <table:table-cell table:style-name="ce2" office:value-type="float" office:value="1.08264" calcext:value-type="float">
            <text:p>1.08264</text:p>
          </table:table-cell>
          <table:table-cell table:style-name="ce2" office:value-type="float" office:value="1.09091" calcext:value-type="float">
            <text:p>1.09091</text:p>
          </table:table-cell>
          <table:table-cell table:style-name="ce2" office:value-type="float" office:value="1.08712" calcext:value-type="float">
            <text:p>1.08712</text:p>
          </table:table-cell>
          <table:table-cell table:style-name="ce2" office:value-type="float" office:value="1.08372" calcext:value-type="float">
            <text:p>1.08372</text:p>
          </table:table-cell>
          <table:table-cell table:style-name="ce2" office:value-type="float" office:value="1.08261" calcext:value-type="float">
            <text:p>1.08261</text:p>
          </table:table-cell>
          <table:table-cell table:style-name="ce2" office:value-type="float" office:value="1.0933" calcext:value-type="float">
            <text:p>1.0933</text:p>
          </table:table-cell>
          <table:table-cell table:style-name="ce2" office:value-type="float" office:value="1.09036" calcext:value-type="float">
            <text:p>1.09036</text:p>
          </table:table-cell>
          <table:table-cell table:style-name="ce2" office:value-type="float" office:value="1.09158" calcext:value-type="float">
            <text:p>1.09158</text:p>
          </table:table-cell>
        </table:table-row>
        <table:table-row table:style-name="ro1">
          <table:table-cell table:style-name="ce2" office:value-type="float" office:value="7600000" calcext:value-type="float">
            <text:p>7600000</text:p>
          </table:table-cell>
          <table:table-cell table:style-name="ce2" table:formula="of:=([.C46]+[.D46]+[.E46]+[.F46]+[.G46]+[.H46]+[.I46]+[.J46]+[.K46]+[.L46])/10" office:value-type="float" office:value="1.15403" calcext:value-type="float">
            <text:p>1.15403</text:p>
          </table:table-cell>
          <table:table-cell table:style-name="ce2" office:value-type="float" office:value="1.15844" calcext:value-type="float">
            <text:p>1.15844</text:p>
          </table:table-cell>
          <table:table-cell table:style-name="ce2" office:value-type="float" office:value="1.1579" calcext:value-type="float">
            <text:p>1.1579</text:p>
          </table:table-cell>
          <table:table-cell table:style-name="ce2" office:value-type="float" office:value="1.15769" calcext:value-type="float">
            <text:p>1.15769</text:p>
          </table:table-cell>
          <table:table-cell table:style-name="ce2" office:value-type="float" office:value="1.14484" calcext:value-type="float">
            <text:p>1.14484</text:p>
          </table:table-cell>
          <table:table-cell table:style-name="ce2" office:value-type="float" office:value="1.15229" calcext:value-type="float">
            <text:p>1.15229</text:p>
          </table:table-cell>
          <table:table-cell table:style-name="ce2" office:value-type="float" office:value="1.15586" calcext:value-type="float">
            <text:p>1.15586</text:p>
          </table:table-cell>
          <table:table-cell table:style-name="ce2" office:value-type="float" office:value="1.14574" calcext:value-type="float">
            <text:p>1.14574</text:p>
          </table:table-cell>
          <table:table-cell table:style-name="ce2" office:value-type="float" office:value="1.15071" calcext:value-type="float">
            <text:p>1.15071</text:p>
          </table:table-cell>
          <table:table-cell table:style-name="ce2" office:value-type="float" office:value="1.15319" calcext:value-type="float">
            <text:p>1.15319</text:p>
          </table:table-cell>
          <table:table-cell table:style-name="ce2" office:value-type="float" office:value="1.16364" calcext:value-type="float">
            <text:p>1.16364</text:p>
          </table:table-cell>
        </table:table-row>
        <table:table-row table:style-name="ro1">
          <table:table-cell table:style-name="ce2" office:value-type="float" office:value="8000000" calcext:value-type="float">
            <text:p>8000000</text:p>
          </table:table-cell>
          <table:table-cell table:style-name="ce2" table:formula="of:=([.C47]+[.D47]+[.E47]+[.F47]+[.G47]+[.H47]+[.I47]+[.J47]+[.K47]+[.L47])/10" office:value-type="float" office:value="1.217409" calcext:value-type="float">
            <text:p>1.217409</text:p>
          </table:table-cell>
          <table:table-cell table:style-name="ce2" office:value-type="float" office:value="1.21217" calcext:value-type="float">
            <text:p>1.21217</text:p>
          </table:table-cell>
          <table:table-cell table:style-name="ce2" office:value-type="float" office:value="1.21521" calcext:value-type="float">
            <text:p>1.21521</text:p>
          </table:table-cell>
          <table:table-cell table:style-name="ce2" office:value-type="float" office:value="1.23486" calcext:value-type="float">
            <text:p>1.23486</text:p>
          </table:table-cell>
          <table:table-cell table:style-name="ce2" office:value-type="float" office:value="1.21188" calcext:value-type="float">
            <text:p>1.21188</text:p>
          </table:table-cell>
          <table:table-cell table:style-name="ce2" office:value-type="float" office:value="1.21974" calcext:value-type="float">
            <text:p>1.21974</text:p>
          </table:table-cell>
          <table:table-cell table:style-name="ce2" office:value-type="float" office:value="1.21977" calcext:value-type="float">
            <text:p>1.21977</text:p>
          </table:table-cell>
          <table:table-cell table:style-name="ce2" office:value-type="float" office:value="1.20886" calcext:value-type="float">
            <text:p>1.20886</text:p>
          </table:table-cell>
          <table:table-cell table:style-name="ce2" office:value-type="float" office:value="1.22733" calcext:value-type="float">
            <text:p>1.22733</text:p>
          </table:table-cell>
          <table:table-cell table:style-name="ce2" office:value-type="float" office:value="1.21115" calcext:value-type="float">
            <text:p>1.21115</text:p>
          </table:table-cell>
          <table:table-cell table:style-name="ce2" office:value-type="float" office:value="1.21312" calcext:value-type="float">
            <text:p>1.21312</text:p>
          </table:table-cell>
        </table:table-row>
        <table:table-row table:style-name="ro1">
          <table:table-cell table:style-name="ce2" office:value-type="float" office:value="8400000" calcext:value-type="float">
            <text:p>8400000</text:p>
          </table:table-cell>
          <table:table-cell table:style-name="ce2" table:formula="of:=([.C48]+[.D48]+[.E48]+[.F48]+[.G48]+[.H48]+[.I48]+[.J48]+[.K48]+[.L48])/10" office:value-type="float" office:value="1.303428" calcext:value-type="float">
            <text:p>1.303428</text:p>
          </table:table-cell>
          <table:table-cell table:style-name="ce2" office:value-type="float" office:value="1.2884" calcext:value-type="float">
            <text:p>1.2884</text:p>
          </table:table-cell>
          <table:table-cell table:style-name="ce2" office:value-type="float" office:value="1.27163" calcext:value-type="float">
            <text:p>1.27163</text:p>
          </table:table-cell>
          <table:table-cell table:style-name="ce2" office:value-type="float" office:value="1.28666" calcext:value-type="float">
            <text:p>1.28666</text:p>
          </table:table-cell>
          <table:table-cell table:style-name="ce2" office:value-type="float" office:value="1.27627" calcext:value-type="float">
            <text:p>1.27627</text:p>
          </table:table-cell>
          <table:table-cell table:style-name="ce2" office:value-type="float" office:value="1.28689" calcext:value-type="float">
            <text:p>1.28689</text:p>
          </table:table-cell>
          <table:table-cell table:style-name="ce2" office:value-type="float" office:value="1.28603" calcext:value-type="float">
            <text:p>1.28603</text:p>
          </table:table-cell>
          <table:table-cell table:style-name="ce2" office:value-type="float" office:value="1.2784" calcext:value-type="float">
            <text:p>1.2784</text:p>
          </table:table-cell>
          <table:table-cell table:style-name="ce2" office:value-type="float" office:value="1.38662" calcext:value-type="float">
            <text:p>1.38662</text:p>
          </table:table-cell>
          <table:table-cell table:style-name="ce2" office:value-type="float" office:value="1.352" calcext:value-type="float">
            <text:p>1.352</text:p>
          </table:table-cell>
          <table:table-cell table:style-name="ce2" office:value-type="float" office:value="1.32138" calcext:value-type="float">
            <text:p>1.32138</text:p>
          </table:table-cell>
        </table:table-row>
        <table:table-row table:style-name="ro1">
          <table:table-cell table:style-name="ce2" office:value-type="float" office:value="8800000" calcext:value-type="float">
            <text:p>8800000</text:p>
          </table:table-cell>
          <table:table-cell table:style-name="ce2" table:formula="of:=([.C49]+[.D49]+[.E49]+[.F49]+[.G49]+[.H49]+[.I49]+[.J49]+[.K49]+[.L49])/10" office:value-type="float" office:value="1.401386" calcext:value-type="float">
            <text:p>1.401386</text:p>
          </table:table-cell>
          <table:table-cell table:style-name="ce2" office:value-type="float" office:value="1.37355" calcext:value-type="float">
            <text:p>1.37355</text:p>
          </table:table-cell>
          <table:table-cell table:style-name="ce2" office:value-type="float" office:value="1.46359" calcext:value-type="float">
            <text:p>1.46359</text:p>
          </table:table-cell>
          <table:table-cell table:style-name="ce2" office:value-type="float" office:value="1.37086" calcext:value-type="float">
            <text:p>1.37086</text:p>
          </table:table-cell>
          <table:table-cell table:style-name="ce2" office:value-type="float" office:value="1.37182" calcext:value-type="float">
            <text:p>1.37182</text:p>
          </table:table-cell>
          <table:table-cell table:style-name="ce2" office:value-type="float" office:value="1.39113" calcext:value-type="float">
            <text:p>1.39113</text:p>
          </table:table-cell>
          <table:table-cell table:style-name="ce2" office:value-type="float" office:value="1.37836" calcext:value-type="float">
            <text:p>1.37836</text:p>
          </table:table-cell>
          <table:table-cell table:style-name="ce2" office:value-type="float" office:value="1.46199" calcext:value-type="float">
            <text:p>1.46199</text:p>
          </table:table-cell>
          <table:table-cell table:style-name="ce2" office:value-type="float" office:value="1.36403" calcext:value-type="float">
            <text:p>1.36403</text:p>
          </table:table-cell>
          <table:table-cell table:style-name="ce2" office:value-type="float" office:value="1.36268" calcext:value-type="float">
            <text:p>1.36268</text:p>
          </table:table-cell>
          <table:table-cell table:style-name="ce2" office:value-type="float" office:value="1.47585" calcext:value-type="float">
            <text:p>1.47585</text:p>
          </table:table-cell>
        </table:table-row>
        <table:table-row table:style-name="ro1">
          <table:table-cell table:style-name="ce2" office:value-type="float" office:value="9200000" calcext:value-type="float">
            <text:p>9200000</text:p>
          </table:table-cell>
          <table:table-cell table:style-name="ce2" table:formula="of:=([.C50]+[.D50]+[.E50]+[.F50]+[.G50]+[.H50]+[.I50]+[.J50]+[.K50]+[.L50])/10" office:value-type="float" office:value="1.438487" calcext:value-type="float">
            <text:p>1.438487</text:p>
          </table:table-cell>
          <table:table-cell table:style-name="ce2" office:value-type="float" office:value="1.45407" calcext:value-type="float">
            <text:p>1.45407</text:p>
          </table:table-cell>
          <table:table-cell table:style-name="ce2" office:value-type="float" office:value="1.42963" calcext:value-type="float">
            <text:p>1.42963</text:p>
          </table:table-cell>
          <table:table-cell table:style-name="ce2" office:value-type="float" office:value="1.45688" calcext:value-type="float">
            <text:p>1.45688</text:p>
          </table:table-cell>
          <table:table-cell table:style-name="ce2" office:value-type="float" office:value="1.46618" calcext:value-type="float">
            <text:p>1.46618</text:p>
          </table:table-cell>
          <table:table-cell table:style-name="ce2" office:value-type="float" office:value="1.43318" calcext:value-type="float">
            <text:p>1.43318</text:p>
          </table:table-cell>
          <table:table-cell table:style-name="ce2" office:value-type="float" office:value="1.40568" calcext:value-type="float">
            <text:p>1.40568</text:p>
          </table:table-cell>
          <table:table-cell table:style-name="ce2" office:value-type="float" office:value="1.43804" calcext:value-type="float">
            <text:p>1.43804</text:p>
          </table:table-cell>
          <table:table-cell table:style-name="ce2" office:value-type="float" office:value="1.45301" calcext:value-type="float">
            <text:p>1.45301</text:p>
          </table:table-cell>
          <table:table-cell table:style-name="ce2" office:value-type="float" office:value="1.43515" calcext:value-type="float">
            <text:p>1.43515</text:p>
          </table:table-cell>
          <table:table-cell table:style-name="ce2" office:value-type="float" office:value="1.41305" calcext:value-type="float">
            <text:p>1.41305</text:p>
          </table:table-cell>
        </table:table-row>
        <table:table-row table:style-name="ro1">
          <table:table-cell table:style-name="ce2" office:value-type="float" office:value="9600000" calcext:value-type="float">
            <text:p>9600000</text:p>
          </table:table-cell>
          <table:table-cell table:style-name="ce2" table:formula="of:=([.C51]+[.D51]+[.E51]+[.F51]+[.G51]+[.H51]+[.I51]+[.J51]+[.K51]+[.L51])/10" office:value-type="float" office:value="1.481707" calcext:value-type="float">
            <text:p>1.481707</text:p>
          </table:table-cell>
          <table:table-cell table:style-name="ce2" office:value-type="float" office:value="1.46952" calcext:value-type="float">
            <text:p>1.46952</text:p>
          </table:table-cell>
          <table:table-cell table:style-name="ce2" office:value-type="float" office:value="1.48289" calcext:value-type="float">
            <text:p>1.48289</text:p>
          </table:table-cell>
          <table:table-cell table:style-name="ce2" office:value-type="float" office:value="1.48084" calcext:value-type="float">
            <text:p>1.48084</text:p>
          </table:table-cell>
          <table:table-cell table:style-name="ce2" office:value-type="float" office:value="1.48689" calcext:value-type="float">
            <text:p>1.48689</text:p>
          </table:table-cell>
          <table:table-cell table:style-name="ce2" office:value-type="float" office:value="1.48826" calcext:value-type="float">
            <text:p>1.48826</text:p>
          </table:table-cell>
          <table:table-cell table:style-name="ce2" office:value-type="float" office:value="1.47504" calcext:value-type="float">
            <text:p>1.47504</text:p>
          </table:table-cell>
          <table:table-cell table:style-name="ce2" office:value-type="float" office:value="1.47091" calcext:value-type="float">
            <text:p>1.47091</text:p>
          </table:table-cell>
          <table:table-cell table:style-name="ce2" office:value-type="float" office:value="1.49568" calcext:value-type="float">
            <text:p>1.49568</text:p>
          </table:table-cell>
          <table:table-cell table:style-name="ce2" office:value-type="float" office:value="1.48888" calcext:value-type="float">
            <text:p>1.48888</text:p>
          </table:table-cell>
          <table:table-cell table:style-name="ce2" office:value-type="float" office:value="1.47816" calcext:value-type="float">
            <text:p>1.47816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2" table:formula="of:=([.C52]+[.D52]+[.E52]+[.F52]+[.G52]+[.H52]+[.I52]+[.J52]+[.K52]+[.L52])/10" office:value-type="float" office:value="1.577475" calcext:value-type="float">
            <text:p>1.577475</text:p>
          </table:table-cell>
          <table:table-cell table:style-name="ce2" office:value-type="float" office:value="1.56326" calcext:value-type="float">
            <text:p>1.56326</text:p>
          </table:table-cell>
          <table:table-cell table:style-name="ce2" office:value-type="float" office:value="1.57141" calcext:value-type="float">
            <text:p>1.57141</text:p>
          </table:table-cell>
          <table:table-cell table:style-name="ce2" office:value-type="float" office:value="1.61895" calcext:value-type="float">
            <text:p>1.61895</text:p>
          </table:table-cell>
          <table:table-cell table:style-name="ce2" office:value-type="float" office:value="1.56007" calcext:value-type="float">
            <text:p>1.56007</text:p>
          </table:table-cell>
          <table:table-cell table:style-name="ce2" office:value-type="float" office:value="1.62896" calcext:value-type="float">
            <text:p>1.62896</text:p>
          </table:table-cell>
          <table:table-cell table:style-name="ce2" office:value-type="float" office:value="1.5521" calcext:value-type="float">
            <text:p>1.5521</text:p>
          </table:table-cell>
          <table:table-cell table:style-name="ce2" office:value-type="float" office:value="1.5399" calcext:value-type="float">
            <text:p>1.5399</text:p>
          </table:table-cell>
          <table:table-cell table:style-name="ce2" office:value-type="float" office:value="1.53972" calcext:value-type="float">
            <text:p>1.53972</text:p>
          </table:table-cell>
          <table:table-cell table:style-name="ce2" office:value-type="float" office:value="1.65367" calcext:value-type="float">
            <text:p>1.65367</text:p>
          </table:table-cell>
          <table:table-cell table:style-name="ce2" office:value-type="float" office:value="1.54671" calcext:value-type="float">
            <text:p>1.54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0:21:35.643920070</meta:creation-date>
    <dc:date>2020-03-11T00:23:00.525432161</dc:date>
    <meta:editing-duration>PT1M25S</meta:editing-duration>
    <meta:editing-cycles>1</meta:editing-cycles>
    <meta:document-statistic meta:table-count="1" meta:cell-count="6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02cm" svg:y="3.952cm" style:legend-expansion="high" chart:style-name="ch2"/>
        <chart:plot-area chart:style-name="ch3" table:cell-range-address="Sheet1.A1:Sheet1.B25 Sheet1.B28:Sheet1.B52" chart:data-source-has-labels="row" svg:x="0.32cm" svg:y="0.18cm" svg:width="10.762cm" svg:height="8.64cm">
          <chartooo:coordinate-region svg:x="1.047cm" svg:y="0.379cm" svg:width="9.2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" loext:label-string="quicksort_optimizado" chart:class="chart:scatter">
            <chart:domain table:cell-range-address="Sheet1.A1:Sheet1.A25"/>
            <chart:data-point chart:repeated="25"/>
          </chart:series>
          <chart:series chart:style-name="ch7" chart:values-cell-range-address="Sheet1.B28:Sheet1.B52" loext:label-string="quicksort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sort_optimizado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>400000</text:p>
                <draw:g>
                  <svg:desc>Sheet1.A1:Sheet1.A25</svg:desc>
                </draw:g>
              </table:table-cell>
              <table:table-cell office:value-type="float" office:value="0.0279277">
                <text:p>0.0279277</text:p>
                <draw:g>
                  <svg:desc>Sheet1.B1:Sheet1.B25</svg:desc>
                </draw:g>
              </table:table-cell>
              <table:table-cell office:value-type="float" office:value="0.0508621">
                <text:p>0.0508621</text:p>
                <draw:g>
                  <svg:desc>Sheet1.B28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">
                <text:p>800000</text:p>
              </table:table-cell>
              <table:table-cell office:value-type="float" office:value="0.0567158">
                <text:p>0.0567158</text:p>
              </table:table-cell>
              <table:table-cell office:value-type="float" office:value="0.1058222">
                <text:p>0.1058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">
                <text:p>1200000</text:p>
              </table:table-cell>
              <table:table-cell office:value-type="float" office:value="0.0863764">
                <text:p>0.0863764</text:p>
              </table:table-cell>
              <table:table-cell office:value-type="float" office:value="0.1630979">
                <text:p>0.1630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">
                <text:p>1600000</text:p>
              </table:table-cell>
              <table:table-cell office:value-type="float" office:value="0.1169306">
                <text:p>0.1169306</text:p>
              </table:table-cell>
              <table:table-cell office:value-type="float" office:value="0.2216881">
                <text:p>0.2216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">
                <text:p>2000000</text:p>
              </table:table-cell>
              <table:table-cell office:value-type="float" office:value="0.1482118">
                <text:p>0.1482118</text:p>
              </table:table-cell>
              <table:table-cell office:value-type="float" office:value="0.2806205">
                <text:p>0.2806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00">
                <text:p>2400000</text:p>
              </table:table-cell>
              <table:table-cell office:value-type="float" office:value="0.1805992">
                <text:p>0.1805992</text:p>
              </table:table-cell>
              <table:table-cell office:value-type="float" office:value="0.3413742">
                <text:p>0.3413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00">
                <text:p>2800000</text:p>
              </table:table-cell>
              <table:table-cell office:value-type="float" office:value="0.2119585">
                <text:p>0.2119585</text:p>
              </table:table-cell>
              <table:table-cell office:value-type="float" office:value="0.4020371">
                <text:p>0.4020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">
                <text:p>3200000</text:p>
              </table:table-cell>
              <table:table-cell office:value-type="float" office:value="0.2449142">
                <text:p>0.2449142</text:p>
              </table:table-cell>
              <table:table-cell office:value-type="float" office:value="0.4616384">
                <text:p>0.4616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00">
                <text:p>3600000</text:p>
              </table:table-cell>
              <table:table-cell office:value-type="float" office:value="0.2778591">
                <text:p>0.2778591</text:p>
              </table:table-cell>
              <table:table-cell office:value-type="float" office:value="0.5233502">
                <text:p>0.5233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">
                <text:p>4000000</text:p>
              </table:table-cell>
              <table:table-cell office:value-type="float" office:value="0.3101874">
                <text:p>0.3101874</text:p>
              </table:table-cell>
              <table:table-cell office:value-type="float" office:value="0.5844746">
                <text:p>0.5844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00">
                <text:p>4400000</text:p>
              </table:table-cell>
              <table:table-cell office:value-type="float" office:value="0.3432249">
                <text:p>0.3432249</text:p>
              </table:table-cell>
              <table:table-cell office:value-type="float" office:value="0.6477136">
                <text:p>0.6477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00">
                <text:p>4800000</text:p>
              </table:table-cell>
              <table:table-cell office:value-type="float" office:value="0.3783026">
                <text:p>0.3783026</text:p>
              </table:table-cell>
              <table:table-cell office:value-type="float" office:value="0.7086967">
                <text:p>0.7086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00">
                <text:p>5200000</text:p>
              </table:table-cell>
              <table:table-cell office:value-type="float" office:value="0.4098437">
                <text:p>0.4098437</text:p>
              </table:table-cell>
              <table:table-cell office:value-type="float" office:value="0.7710292">
                <text:p>0.7710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00">
                <text:p>5600000</text:p>
              </table:table-cell>
              <table:table-cell office:value-type="float" office:value="0.4432609">
                <text:p>0.4432609</text:p>
              </table:table-cell>
              <table:table-cell office:value-type="float" office:value="0.8331474">
                <text:p>0.8331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0">
                <text:p>6000000</text:p>
              </table:table-cell>
              <table:table-cell office:value-type="float" office:value="0.4784558">
                <text:p>0.4784558</text:p>
              </table:table-cell>
              <table:table-cell office:value-type="float" office:value="0.8954168">
                <text:p>0.8954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00">
                <text:p>6400000</text:p>
              </table:table-cell>
              <table:table-cell office:value-type="float" office:value="0.5120641">
                <text:p>0.5120641</text:p>
              </table:table-cell>
              <table:table-cell office:value-type="float" office:value="0.9596896">
                <text:p>0.9596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00">
                <text:p>6800000</text:p>
              </table:table-cell>
              <table:table-cell office:value-type="float" office:value="0.5491683">
                <text:p>0.5491683</text:p>
              </table:table-cell>
              <table:table-cell office:value-type="float" office:value="1.027132">
                <text:p>1.027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00">
                <text:p>7200000</text:p>
              </table:table-cell>
              <table:table-cell office:value-type="float" office:value="0.6257125">
                <text:p>0.6257125</text:p>
              </table:table-cell>
              <table:table-cell office:value-type="float" office:value="1.087501">
                <text:p>1.087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00">
                <text:p>7600000</text:p>
              </table:table-cell>
              <table:table-cell office:value-type="float" office:value="0.6566211">
                <text:p>0.6566211</text:p>
              </table:table-cell>
              <table:table-cell office:value-type="float" office:value="1.15403">
                <text:p>1.15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0">
                <text:p>8000000</text:p>
              </table:table-cell>
              <table:table-cell office:value-type="float" office:value="0.7089885">
                <text:p>0.7089885</text:p>
              </table:table-cell>
              <table:table-cell office:value-type="float" office:value="1.217409">
                <text:p>1.217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00">
                <text:p>8400000</text:p>
              </table:table-cell>
              <table:table-cell office:value-type="float" office:value="0.7011328">
                <text:p>0.7011328</text:p>
              </table:table-cell>
              <table:table-cell office:value-type="float" office:value="1.303428">
                <text:p>1.303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00">
                <text:p>8800000</text:p>
              </table:table-cell>
              <table:table-cell office:value-type="float" office:value="0.7459186">
                <text:p>0.7459186</text:p>
              </table:table-cell>
              <table:table-cell office:value-type="float" office:value="1.401386">
                <text:p>1.401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00">
                <text:p>9200000</text:p>
              </table:table-cell>
              <table:table-cell office:value-type="float" office:value="0.7850787">
                <text:p>0.7850787</text:p>
              </table:table-cell>
              <table:table-cell office:value-type="float" office:value="1.438487">
                <text:p>1.438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">
                <text:p>9600000</text:p>
              </table:table-cell>
              <table:table-cell office:value-type="float" office:value="0.8427454">
                <text:p>0.8427454</text:p>
              </table:table-cell>
              <table:table-cell office:value-type="float" office:value="1.481707">
                <text:p>1.481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  <table:table-cell office:value-type="float" office:value="0.8552449">
                <text:p>0.8552449</text:p>
              </table:table-cell>
              <table:table-cell office:value-type="float" office:value="1.577475">
                <text:p>1.577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